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833in" table:align="left"/>
    </style:style>
    <style:style style:name="Table1.A" style:family="table-column">
      <style:table-column-properties style:column-width="1.1118in"/>
    </style:style>
    <style:style style:name="Table1.C" style:family="table-column">
      <style:table-column-properties style:column-width="1.6792in"/>
    </style:style>
    <style:style style:name="Table1.D" style:family="table-column">
      <style:table-column-properties style:column-width="1.680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28"/>
    <style:style style:name="P3" style:family="paragraph" style:parent-style-name="Preformatted_20_Text" style:list-style-name="L28">
      <style:paragraph-properties fo:margin-top="0in" fo:margin-bottom="0.1965in" style:contextual-spacing="false"/>
    </style:style>
    <style:style style:name="P4" style:family="paragraph" style:parent-style-name="Preformatted_20_Text" style:list-style-name="L36">
      <style:paragraph-properties fo:margin-top="0in" fo:margin-bottom="0.1965in" style:contextual-spacing="false"/>
    </style:style>
    <style:style style:name="P5" style:family="paragraph" style:parent-style-name="Preformatted_20_Text" style:list-style-name="L41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1">
      <style:paragraph-properties fo:margin-top="0in" fo:margin-bottom="0in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in" fo:margin-bottom="0in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in" fo:margin-bottom="0in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4">
      <style:paragraph-properties fo:margin-top="0in" fo:margin-bottom="0in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5">
      <style:paragraph-properties fo:margin-top="0in" fo:margin-bottom="0in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paragraph-properties fo:margin-top="0in" fo:margin-bottom="0in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7">
      <style:paragraph-properties fo:margin-top="0in" fo:margin-bottom="0in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8">
      <style:paragraph-properties fo:margin-top="0in" fo:margin-bottom="0in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29">
      <style:paragraph-properties fo:margin-top="0in" fo:margin-bottom="0in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1"/>
    <style:style style:name="P66" style:family="paragraph" style:parent-style-name="Text_20_body" style:list-style-name="L32"/>
    <style:style style:name="P67" style:family="paragraph" style:parent-style-name="Text_20_body" style:list-style-name="L32">
      <style:paragraph-properties fo:margin-top="0in" fo:margin-bottom="0in" style:contextual-spacing="false"/>
    </style:style>
    <style:style style:name="P68" style:family="paragraph" style:parent-style-name="Text_20_body" style:list-style-name="L33"/>
    <style:style style:name="P69" style:family="paragraph" style:parent-style-name="Text_20_body" style:list-style-name="L33">
      <style:paragraph-properties fo:margin-top="0in" fo:margin-bottom="0in" style:contextual-spacing="false"/>
    </style:style>
    <style:style style:name="P70" style:family="paragraph" style:parent-style-name="Text_20_body" style:list-style-name="L34"/>
    <style:style style:name="P71" style:family="paragraph" style:parent-style-name="Text_20_body" style:list-style-name="L34">
      <style:paragraph-properties fo:margin-top="0in" fo:margin-bottom="0in" style:contextual-spacing="false"/>
    </style:style>
    <style:style style:name="P72" style:family="paragraph" style:parent-style-name="Text_20_body" style:list-style-name="L35"/>
    <style:style style:name="P73" style:family="paragraph" style:parent-style-name="Text_20_body" style:list-style-name="L35">
      <style:paragraph-properties fo:margin-top="0in" fo:margin-bottom="0in" style:contextual-spacing="false"/>
    </style:style>
    <style:style style:name="P74" style:family="paragraph" style:parent-style-name="Text_20_body" style:list-style-name="L36"/>
    <style:style style:name="P75" style:family="paragraph" style:parent-style-name="Text_20_body" style:list-style-name="L36">
      <style:paragraph-properties fo:margin-top="0in" fo:margin-bottom="0in" style:contextual-spacing="false"/>
    </style:style>
    <style:style style:name="P76" style:family="paragraph" style:parent-style-name="Text_20_body" style:list-style-name="L37"/>
    <style:style style:name="P77" style:family="paragraph" style:parent-style-name="Text_20_body" style:list-style-name="L37">
      <style:paragraph-properties fo:margin-top="0in" fo:margin-bottom="0in" style:contextual-spacing="false"/>
    </style:style>
    <style:style style:name="P78" style:family="paragraph" style:parent-style-name="Text_20_body" style:list-style-name="L38"/>
    <style:style style:name="P79" style:family="paragraph" style:parent-style-name="Text_20_body" style:list-style-name="L38">
      <style:paragraph-properties fo:margin-top="0in" fo:margin-bottom="0in" style:contextual-spacing="false"/>
    </style:style>
    <style:style style:name="P80" style:family="paragraph" style:parent-style-name="Text_20_body" style:list-style-name="L39"/>
    <style:style style:name="P81" style:family="paragraph" style:parent-style-name="Text_20_body" style:list-style-name="L39">
      <style:paragraph-properties fo:margin-top="0in" fo:margin-bottom="0in" style:contextual-spacing="false"/>
    </style:style>
    <style:style style:name="P82" style:family="paragraph" style:parent-style-name="Text_20_body" style:list-style-name="L40"/>
    <style:style style:name="P83" style:family="paragraph" style:parent-style-name="Text_20_body" style:list-style-name="L40">
      <style:paragraph-properties fo:margin-top="0in" fo:margin-bottom="0in" style:contextual-spacing="false"/>
    </style:style>
    <style:style style:name="P84" style:family="paragraph" style:parent-style-name="Text_20_body" style:list-style-name="L41"/>
    <style:style style:name="P85" style:family="paragraph" style:parent-style-name="Text_20_body" style:list-style-name="L41">
      <style:paragraph-properties fo:margin-top="0in" fo:margin-bottom="0in" style:contextual-spacing="false"/>
    </style:style>
    <style:style style:name="P86" style:family="paragraph" style:parent-style-name="Text_20_body" style:list-style-name="L42"/>
    <style:style style:name="P87" style:family="paragraph" style:parent-style-name="Text_20_body" style:list-style-name="L42">
      <style:paragraph-properties fo:margin-top="0in" fo:margin-bottom="0in" style:contextual-spacing="false"/>
    </style:style>
    <style:style style:name="P88" style:family="paragraph" style:parent-style-name="Text_20_body" style:list-style-name="L43"/>
    <style:style style:name="P89" style:family="paragraph" style:parent-style-name="Text_20_body" style:list-style-name="L43">
      <style:paragraph-properties fo:margin-top="0in" fo:margin-bottom="0in" style:contextual-spacing="false"/>
    </style:style>
    <style:style style:name="P90" style:family="paragraph" style:parent-style-name="Text_20_body" style:list-style-name="L44"/>
    <style:style style:name="P91" style:family="paragraph" style:parent-style-name="Text_20_body" style:list-style-name="L44">
      <style:paragraph-properties fo:margin-top="0in" fo:margin-bottom="0in" style:contextual-spacing="false"/>
    </style:style>
    <style:style style:name="P92" style:family="paragraph" style:parent-style-name="Text_20_body" style:list-style-name="L45"/>
    <style:style style:name="P93" style:family="paragraph" style:parent-style-name="Text_20_body" style:list-style-name="L4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rehensive Code Review: Raspberry Pi Dust Collector System</text:h>
      <text:p text:style-name="Text_20_body"><text:span text:style-name="Strong_20_Emphasis">Date:</text:span> February 6, 2026<text:line-break/><text:span text:style-name="Strong_20_Emphasis">Reviewer:</text:span> Claude<text:line-break/><text:span text:style-name="Strong_20_Emphasis">Total Lines of Code:</text:span> ~2,600 Python LOC<text:line-break/><text:span text:style-name="Strong_20_Emphasis">Python Version:</text:span> 3.11+</text:p>
      <text:p text:style-name="Horizontal_20_Line"/>
      <text:h text:style-name="Heading_20_2" text:outline-level="2">Executive Summary</text:h>
      <text:p text:style-name="Text_20_body">This is a <text:span text:style-name="Strong_20_Emphasis">well-architected, production-quality embedded system</text:span> for automated workshop dust collection control. The code demonstrates excellent engineering discipline with clean separation of concerns, proper async/await patterns, comprehensive error handling, and thoughtful hardware abstraction.</text:p>
      <text:p text:style-name="Text_20_body"><text:span text:style-name="Strong_20_Emphasis">Overall Rating: 8.5/10</text:span></text:p>
      <text:p text:style-name="Text_20_body"><text:span text:style-name="Strong_20_Emphasis">Key Strengths:</text:span></text:p>
      <text:list text:style-name="L1">
        <text:list-item>
          <text:p text:style-name="P7">Excellent event-driven architecture with minimal coupling </text:p>
        </text:list-item>
        <text:list-item>
          <text:p text:style-name="P7">Proper hardware abstraction enabling mock testing </text:p>
        </text:list-item>
        <text:list-item>
          <text:p text:style-name="P7">Clean asyncio patterns with TaskGroups </text:p>
        </text:list-item>
        <text:list-item>
          <text:p text:style-name="P7">Thoughtful safety features (outputs_enabled, lockouts) </text:p>
        </text:list-item>
        <text:list-item>
          <text:p text:style-name="P6">Good logging and observability </text:p>
        </text:list-item>
      </text:list>
      <text:p text:style-name="Text_20_body"><text:span text:style-name="Strong_20_Emphasis">Key Weaknesses:</text:span></text:p>
      <text:list text:style-name="L2">
        <text:list-item>
          <text:p text:style-name="P9">Some code duplication between similar gate controllers </text:p>
        </text:list-item>
        <text:list-item>
          <text:p text:style-name="P9">Configuration validation could be more robust </text:p>
        </text:list-item>
        <text:list-item>
          <text:p text:style-name="P9">Missing comprehensive unit tests </text:p>
        </text:list-item>
        <text:list-item>
          <text:p text:style-name="P8">Some type: ignore comments indicate incomplete type coverage </text:p>
        </text:list-item>
      </text:list>
      <text:p text:style-name="Horizontal_20_Line"/>
      <text:h text:style-name="Heading_20_2" text:outline-level="2">Architecture &amp; Design (9/10)</text:h>
      <text:h text:style-name="Heading_20_3" text:outline-level="3">Event-Driven Architecture ⭐⭐⭐⭐⭐</text:h>
      <text:p text:style-name="Text_20_body">The event bus pattern is <text:span text:style-name="Strong_20_Emphasis">beautifully executed</text:span>:</text:p>
      <text:p text:style-name="Preformatted_20_Text"><text:span text:style-name="Source_20_Text">class EventBus:</text:span></text:p>
      <text:p text:style-name="Preformatted_20_Text"><text:span text:style-name="Source_20_Text"><text:s text:c="4"/>def subscribe(self, maxsize: int = 0) -&gt; asyncio.Queue:</text:span></text:p>
      <text:p text:style-name="Preformatted_20_Text"><text:span text:style-name="Source_20_Text"><text:s text:c="8"/>q: asyncio.Queue = asyncio.Queue(maxsize=maxsize)</text:span></text:p>
      <text:p text:style-name="Preformatted_20_Text"><text:span text:style-name="Source_20_Text"><text:s text:c="8"/>self._subs.append(q)</text:span></text:p>
      <text:p text:style-name="P1"><text:span text:style-name="Source_20_Text"><text:s text:c="8"/>return q</text:span></text:p>
      <text:p text:style-name="Text_20_body"><text:soft-page-break/><text:span text:style-name="Strong_20_Emphasis">Why this is excellent:</text:span></text:p>
      <text:list text:style-name="L3">
        <text:list-item>
          <text:p text:style-name="P11">True pub/sub fan-out (not a work queue) </text:p>
        </text:list-item>
        <text:list-item>
          <text:p text:style-name="P11">Non-blocking with configurable backpressure </text:p>
        </text:list-item>
        <text:list-item>
          <text:p text:style-name="P11">Zero coupling between tasks </text:p>
        </text:list-item>
        <text:list-item>
          <text:p text:style-name="P10">Easy to add new consumers without modifying producers </text:p>
        </text:list-item>
      </text:list>
      <text:p text:style-name="Text_20_body"><text:span text:style-name="Strong_20_Emphasis">Minor improvement opportunity:</text:span> The event logger task (line 29-36 in main.py) subscribes but never logs the events - it just consumes them. This seems like dead code or incomplete implementation.</text:p>
      <text:h text:style-name="Heading_20_3" text:outline-level="3">Hardware Abstraction Layer (HAL) ⭐⭐⭐⭐</text:h>
      <text:p text:style-name="Text_20_body">The split between real and mock hardware is clean:</text:p>
      <text:p text:style-name="Preformatted_20_Text"><text:span text:style-name="Source_20_Text">def get_hardware(cfg):</text:span></text:p>
      <text:p text:style-name="Preformatted_20_Text"><text:span text:style-name="Source_20_Text"><text:s text:c="4"/>mode_env = _env_hw_mode()</text:span></text:p>
      <text:p text:style-name="Preformatted_20_Text"><text:span text:style-name="Source_20_Text"><text:s text:c="4"/>mode_cfg = _cfg_hw_mode(cfg)</text:span></text:p>
      <text:p text:style-name="Preformatted_20_Text"><text:span text:style-name="Source_20_Text"><text:s text:c="4"/></text:span></text:p>
      <text:p text:style-name="Preformatted_20_Text"><text:span text:style-name="Source_20_Text"><text:s text:c="4"/>if mode_env is not None:</text:span></text:p>
      <text:p text:style-name="Preformatted_20_Text"><text:span text:style-name="Source_20_Text"><text:s text:c="8"/>mode = mode_env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mode = mode_cfg</text:span></text:p>
      <text:p text:style-name="Preformatted_20_Text"><text:span text:style-name="Source_20_Text"><text:s text:c="8"/></text:span></text:p>
      <text:p text:style-name="Preformatted_20_Text"><text:span text:style-name="Source_20_Text"><text:s text:c="4"/>if mode == "mock":</text:span></text:p>
      <text:p text:style-name="Preformatted_20_Text"><text:span text:style-name="Source_20_Text"><text:s text:c="8"/>from .mock_hw import MockHardware</text:span></text:p>
      <text:p text:style-name="Preformatted_20_Text"><text:span text:style-name="Source_20_Text"><text:s text:c="8"/>return MockHardware(cfg)</text:span></text:p>
      <text:p text:style-name="P1"><text:span text:style-name="Source_20_Text"><text:s text:c="4"/>return Hardware(cfg)</text:span></text:p>
      <text:p text:style-name="Text_20_body"><text:span text:style-name="Strong_20_Emphasis">Excellent practices:</text:span></text:p>
      <text:list text:style-name="L4">
        <text:list-item>
          <text:p text:style-name="P13">Environment variable override (DUSTCOLLECTOR_HW) </text:p>
        </text:list-item>
        <text:list-item>
          <text:p text:style-name="P13">Safety-first: mock mode is default </text:p>
        </text:list-item>
        <text:list-item>
          <text:p text:style-name="P13">outputs_enabled flag for added safety layer </text:p>
        </text:list-item>
        <text:list-item>
          <text:p text:style-name="P12">Clear logging of which mode is active </text:p>
        </text:list-item>
      </text:list>
      <text:p text:style-name="Text_20_body"><text:span text:style-name="Strong_20_Emphasis">Coolness factor:</text:span> The <text:span text:style-name="Source_20_Text">_inhibited()</text:span> safety gate pattern (hw.py:109-113) is elegant:</text:p>
      <text:p text:style-name="Preformatted_20_Text"><text:span text:style-name="Source_20_Text">def _inhibited(self, what: str) -&gt; bool:</text:span></text:p>
      <text:p text:style-name="Preformatted_20_Text"><text:span text:style-name="Source_20_Text"><text:s text:c="4"/>if self.outputs_enabled: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log.warning("OUTPUT INHIBITED: %s", what)</text:span></text:p>
      <text:p text:style-name="P1"><text:span text:style-name="Source_20_Text"><text:s text:c="4"/>return True</text:span></text:p>
      <text:h text:style-name="Heading_20_3" text:outline-level="3">Task Organization ⭐⭐⭐⭐</text:h>
      <text:p text:style-name="Text_20_body">Each task is a clean async function that:</text:p>
      <text:list text:style-name="L5">
        <text:list-item>
          <text:p text:style-name="P15">Subscribes to relevant events </text:p>
        </text:list-item>
        <text:list-item>
          <text:p text:style-name="P15">Maintains minimal local state </text:p>
        </text:list-item>
        <text:list-item>
          <text:p text:style-name="P15">Handles cancellation gracefully </text:p>
        </text:list-item>
        <text:list-item>
          <text:p text:style-name="P14">Logs state transitions clearly </text:p>
        </text:list-item>
      </text:list>
      <text:p text:style-name="Text_20_body">The TaskGroup pattern in main.py (line 102) is modern Python asyncio done right.</text:p>
      <text:p text:style-name="Horizontal_20_Line"><text:soft-page-break/></text:p>
      <text:h text:style-name="Heading_20_2" text:outline-level="2">Code Quality &amp; Style (8/10)</text:h>
      <text:h text:style-name="Heading_20_3" text:outline-level="3">Type Hints ⭐⭐⭐⭐</text:h>
      <text:p text:style-name="Text_20_body">Most code has excellent type coverage:</text:p>
      <text:p text:style-name="Preformatted_20_Text"><text:span text:style-name="Source_20_Text">@dataclass(frozen=True)</text:span></text:p>
      <text:p text:style-name="Preformatted_20_Text"><text:span text:style-name="Source_20_Text">class AdcWatchConfig:</text:span></text:p>
      <text:p text:style-name="Preformatted_20_Text"><text:span text:style-name="Source_20_Text"><text:s text:c="4"/>i2c_address: int = 0x48</text:span></text:p>
      <text:p text:style-name="Preformatted_20_Text"><text:span text:style-name="Source_20_Text"><text:s text:c="4"/>sample_hz: float = 10.0</text:span></text:p>
      <text:p text:style-name="Preformatted_20_Text"><text:span text:style-name="Source_20_Text"><text:s text:c="4"/>saw_channel: int = 0</text:span></text:p>
      <text:p text:style-name="P1"><text:span text:style-name="Source_20_Text"><text:s text:c="4"/># ...</text:span></text:p>
      <text:p text:style-name="Text_20_body"><text:span text:style-name="Strong_20_Emphasis">Good:</text:span></text:p>
      <text:list text:style-name="L6">
        <text:list-item>
          <text:p text:style-name="P17">Frozen dataclasses for immutable config </text:p>
        </text:list-item>
        <text:list-item>
          <text:p text:style-name="P17">Proper use of Optional, Literal types </text:p>
        </text:list-item>
        <text:list-item>
          <text:p text:style-name="P16">from <text:span text:style-name="Strong_20_Emphasis">future</text:span> import annotations for forward refs </text:p>
        </text:list-item>
      </text:list>
      <text:p text:style-name="Text_20_body"><text:span text:style-name="Strong_20_Emphasis">Needs improvement:</text:span></text:p>
      <text:list text:style-name="L7">
        <text:list-item>
          <text:p text:style-name="P19">Several <text:span text:style-name="Source_20_Text"># type: ignore</text:span> comments in critical files </text:p>
        </text:list-item>
        <text:list-item>
          <text:p text:style-name="P19">Some functions accept <text:span text:style-name="Source_20_Text">Any</text:span> for cfg parameter (could be typed better) </text:p>
        </text:list-item>
        <text:list-item>
          <text:p text:style-name="P18">Hardware abstraction types could use Protocol or ABC </text:p>
        </text:list-item>
      </text:list>
      <text:h text:style-name="Heading_20_3" text:outline-level="3">Error Handling ⭐⭐⭐⭐⭐</text:h>
      <text:p text:style-name="Text_20_body">Error handling is <text:span text:style-name="Strong_20_Emphasis">exemplary</text:span>:</text:p>
      <text:p text:style-name="Preformatted_20_Text"><text:span text:style-name="Source_20_Text">try:</text:span></text:p>
      <text:p text:style-name="Preformatted_20_Text"><text:span text:style-name="Source_20_Text"><text:s text:c="4"/>async with relay_lock:</text:span></text:p>
      <text:p text:style-name="Preformatted_20_Text"><text:span text:style-name="Source_20_Text"><text:s text:c="8"/>relays.all_off()</text:span></text:p>
      <text:p text:style-name="Preformatted_20_Text"><text:span text:style-name="Source_20_Text"><text:s text:c="4"/>log.info("Relay init: PCF@0x21 all OFF")</text:span></text:p>
      <text:p text:style-name="Preformatted_20_Text"><text:span text:style-name="Source_20_Text">except Exception:</text:span></text:p>
      <text:p text:style-name="P1"><text:span text:style-name="Source_20_Text"><text:s text:c="4"/>log.exception("Relay init failed")</text:span></text:p>
      <text:p text:style-name="Text_20_body"><text:span text:style-name="Strong_20_Emphasis">Excellent patterns:</text:span></text:p>
      <text:list text:style-name="L8">
        <text:list-item>
          <text:p text:style-name="P21">Graceful degradation (e.g., OLED continues if not available) </text:p>
        </text:list-item>
        <text:list-item>
          <text:p text:style-name="P21">Proper cleanup in finally blocks </text:p>
        </text:list-item>
        <text:list-item>
          <text:p text:style-name="P21">CancelledError propagation for graceful shutdown </text:p>
        </text:list-item>
        <text:list-item>
          <text:p text:style-name="P20">Detailed exception logging with context </text:p>
        </text:list-item>
      </text:list>
      <text:h text:style-name="Heading_20_3" text:outline-level="3">Naming &amp; Clarity ⭐⭐⭐⭐</text:h>
      <text:p text:style-name="Text_20_body">Variable and function names are clear and purposeful:</text:p>
      <text:list text:style-name="L9">
        <text:list-item>
          <text:p text:style-name="P23"><text:span text:style-name="Source_20_Text">consecutive_required</text:span> - obvious purpose </text:p>
        </text:list-item>
        <text:list-item>
          <text:p text:style-name="P23"><text:span text:style-name="Source_20_Text">_find_frame_blocking</text:span> - implementation detail clear </text:p>
        </text:list-item>
        <text:list-item>
          <text:p text:style-name="P22"><text:span text:style-name="Source_20_Text">bad_off_threshold</text:span> vs <text:span text:style-name="Source_20_Text">bad_on_threshold</text:span> - hysteresis explicit </text:p>
        </text:list-item>
      </text:list>
      <text:p text:style-name="Text_20_body"><text:soft-page-break/><text:span text:style-name="Strong_20_Emphasis">Minor nitpick:</text:span> Some abbreviations like <text:span text:style-name="Source_20_Text">aqm</text:span> (air quality monitor) aren't explained anywhere except in comments.</text:p>
      <text:p text:style-name="Horizontal_20_Line"/>
      <text:h text:style-name="Heading_20_2" text:outline-level="2">Specific Component Analysis</text:h>
      <text:h text:style-name="Heading_20_3" text:outline-level="3">1. ADC Watch Task (adc_watch.py) ⭐⭐⭐⭐⭐</text:h>
      <text:p text:style-name="Text_20_body">This is <text:span text:style-name="Strong_20_Emphasis">production-grade</text:span> sensor monitoring:</text:p>
      <text:p text:style-name="Preformatted_20_Text"><text:span text:style-name="Source_20_Text">async def _watch_one(</text:span></text:p>
      <text:p text:style-name="Preformatted_20_Text"><text:span text:style-name="Source_20_Text"><text:s text:c="4"/>*,</text:span></text:p>
      <text:p text:style-name="Preformatted_20_Text"><text:span text:style-name="Source_20_Text"><text:s text:c="4"/>bus: EventBus,</text:span></text:p>
      <text:p text:style-name="Preformatted_20_Text"><text:span text:style-name="Source_20_Text"><text:s text:c="4"/>period: float,</text:span></text:p>
      <text:p text:style-name="Preformatted_20_Text"><text:span text:style-name="Source_20_Text"><text:s text:c="4"/>analog_in,</text:span></text:p>
      <text:p text:style-name="Preformatted_20_Text"><text:span text:style-name="Source_20_Text"><text:s text:c="4"/>tool: str,</text:span></text:p>
      <text:p text:style-name="Preformatted_20_Text"><text:span text:style-name="Source_20_Text"><text:s text:c="4"/>on_threshold: float,</text:span></text:p>
      <text:p text:style-name="Preformatted_20_Text"><text:span text:style-name="Source_20_Text"><text:s text:c="4"/>off_threshold: float,</text:span></text:p>
      <text:p text:style-name="Preformatted_20_Text"><text:span text:style-name="Source_20_Text"><text:s text:c="4"/>consecutive_required: int,</text:span></text:p>
      <text:p text:style-name="Preformatted_20_Text"><text:span text:style-name="Source_20_Text">) -&gt; None:</text:span></text:p>
      <text:p text:style-name="Preformatted_20_Text"><text:span text:style-name="Source_20_Text"><text:s text:c="4"/>is_on = False</text:span></text:p>
      <text:p text:style-name="Preformatted_20_Text"><text:span text:style-name="Source_20_Text"><text:s text:c="4"/>above_on = 0</text:span></text:p>
      <text:p text:style-name="Preformatted_20_Text"><text:span text:style-name="Source_20_Text"><text:s text:c="4"/>below_off = 0</text:span></text:p>
      <text:p text:style-name="Preformatted_20_Text"><text:span text:style-name="Source_20_Text"><text:s text:c="4"/>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v = float(analog_in.voltage)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not is_on:</text:span></text:p>
      <text:p text:style-name="Preformatted_20_Text"><text:span text:style-name="Source_20_Text"><text:s text:c="12"/>if v &gt;= on_threshold:</text:span></text:p>
      <text:p text:style-name="Preformatted_20_Text"><text:span text:style-name="Source_20_Text"><text:s text:c="16"/>above_on += 1</text:span></text:p>
      <text:p text:style-name="Preformatted_20_Text"><text:span text:style-name="Source_20_Text"><text:s text:c="16"/>if above_on &gt;= consecutive_required:</text:span></text:p>
      <text:p text:style-name="P1"><text:span text:style-name="Source_20_Text"><text:s text:c="20"/># ... emit on event</text:span></text:p>
      <text:p text:style-name="Text_20_body"><text:span text:style-name="Strong_20_Emphasis">Why this is excellent:</text:span></text:p>
      <text:list text:style-name="L10">
        <text:list-item>
          <text:p text:style-name="P25">Proper hysteresis to prevent chatter </text:p>
        </text:list-item>
        <text:list-item>
          <text:p text:style-name="P25">Consecutive sample requirement for noise immunity </text:p>
        </text:list-item>
        <text:list-item>
          <text:p text:style-name="P25">Separate thresholds for on/off </text:p>
        </text:list-item>
        <text:list-item>
          <text:p text:style-name="P25">Clear state machine </text:p>
        </text:list-item>
        <text:list-item>
          <text:p text:style-name="P24">Keyword-only arguments prevent mistakes </text:p>
        </text:list-item>
      </text:list>
      <text:p text:style-name="Text_20_body"><text:span text:style-name="Strong_20_Emphasis">Coolness:</text:span> The dual-channel design spawns independent watchers in a TaskGroup - clean concurrency.</text:p>
      <text:h text:style-name="Heading_20_3" text:outline-level="3">2. Gate Controllers (saw_gate_controller.py, lathe_gate_controller.py) ⭐⭐⭐</text:h>
      <text:p text:style-name="Text_20_body"><text:span text:style-name="Strong_20_Emphasis">Good:</text:span></text:p>
      <text:list text:style-name="L11">
        <text:list-item>
          <text:p text:style-name="P27">Proper mutex (relay_lock) to prevent concurrent relay access </text:p>
        </text:list-item>
        <text:list-item>
          <text:p text:style-name="P27">Dead-time between relay operations prevents shoot-through </text:p>
        </text:list-item>
        <text:list-item>
          <text:p text:style-name="P27">LED feedback matches gate state </text:p>
        </text:list-item>
        <text:list-item>
          <text:p text:style-name="P26">Graceful cleanup on cancellation </text:p>
        </text:list-item>
      </text:list>
      <text:p text:style-name="Text_20_body"><text:soft-page-break/><text:span text:style-name="Strong_20_Emphasis">Code duplication issue:</text:span> These two files are nearly identical (~90% similar). The lathe controller (148 lines) and saw controller (129 lines) could be unified into a single parameterized controller.</text:p>
      <text:p text:style-name="Text_20_body"><text:span text:style-name="Strong_20_Emphasis">Suggested refactor:</text:span></text:p>
      <text:p text:style-name="Preformatted_20_Text"><text:span text:style-name="Source_20_Text">@dataclass</text:span></text:p>
      <text:p text:style-name="Preformatted_20_Text"><text:span text:style-name="Source_20_Text">class GateConfig:</text:span></text:p>
      <text:p text:style-name="Preformatted_20_Text"><text:span text:style-name="Source_20_Text"><text:s text:c="4"/>tool_name: str</text:span></text:p>
      <text:p text:style-name="Preformatted_20_Text"><text:span text:style-name="Source_20_Text"><text:s text:c="4"/>open_relay_bit: int</text:span></text:p>
      <text:p text:style-name="Preformatted_20_Text"><text:span text:style-name="Source_20_Text"><text:s text:c="4"/>close_relay_bit: int</text:span></text:p>
      <text:p text:style-name="Preformatted_20_Text"><text:span text:style-name="Source_20_Text"><text:s text:c="4"/>led_green_bit: int</text:span></text:p>
      <text:p text:style-name="Preformatted_20_Text"><text:span text:style-name="Source_20_Text"><text:s text:c="4"/>led_red_bit: int</text:span></text:p>
      <text:p text:style-name="Preformatted_20_Text"/>
      <text:p text:style-name="Preformatted_20_Text"><text:span text:style-name="Source_20_Text">async def run_gate_controller(</text:span></text:p>
      <text:p text:style-name="Preformatted_20_Text"><text:span text:style-name="Source_20_Text"><text:s text:c="4"/>bus: EventBus,</text:span></text:p>
      <text:p text:style-name="Preformatted_20_Text"><text:span text:style-name="Source_20_Text"><text:s text:c="4"/>relays: PcfRelays,</text:span></text:p>
      <text:p text:style-name="Preformatted_20_Text"><text:span text:style-name="Source_20_Text"><text:s text:c="4"/>relay_lock: asyncio.Lock,</text:span></text:p>
      <text:p text:style-name="Preformatted_20_Text"><text:span text:style-name="Source_20_Text"><text:s text:c="4"/>cfg: GateConfig,</text:span></text:p>
      <text:p text:style-name="Preformatted_20_Text"><text:span text:style-name="Source_20_Text">) -&gt; None:</text:span></text:p>
      <text:p text:style-name="P1"><text:span text:style-name="Source_20_Text"><text:s text:c="4"/># Unified implementation</text:span></text:p>
      <text:p text:style-name="Text_20_body">This would reduce code by ~100 lines and make it easier to add new gates.</text:p>
      <text:h text:style-name="Heading_20_3" text:outline-level="3">3. AQM Reader (aqm_reader.py) ⭐⭐⭐⭐⭐</text:h>
      <text:p text:style-name="Text_20_body">This is the <text:span text:style-name="Strong_20_Emphasis">most sophisticated</text:span> component with 390 lines of carefully considered logic:</text:p>
      <text:p text:style-name="Text_20_body"><text:span text:style-name="Strong_20_Emphasis">Impressive features:</text:span></text:p>
      <text:list text:style-name="L12">
        <text:list-item>
          <text:p text:style-name="P29">Adaptive filtering (different windows for good/bad air) </text:p>
        </text:list-item>
        <text:list-item>
          <text:p text:style-name="P29">Proper serial frame sync with checksum validation </text:p>
        </text:list-item>
        <text:list-item>
          <text:p text:style-name="P29">Blocking I/O wrapped in asyncio.to_thread </text:p>
        </text:list-item>
        <text:list-item>
          <text:p text:style-name="P29">OLED display integration with deduplication </text:p>
        </text:list-item>
        <text:list-item>
          <text:p text:style-name="P28">Hysteresis on air quality transitions </text:p>
        </text:list-item>
      </text:list>
      <text:p text:style-name="Text_20_body"><text:span text:style-name="Strong_20_Emphasis">Particularly clever:</text:span></text:p>
      <text:p text:style-name="Preformatted_20_Text"><text:span text:style-name="Source_20_Text"># Use heavier filtering when we are currently BAD.</text:span></text:p>
      <text:p text:style-name="Preformatted_20_Text"><text:span text:style-name="Source_20_Text">win_cur = win_bad if is_bad else win_good</text:span></text:p>
      <text:p text:style-name="Preformatted_20_Text"/>
      <text:p text:style-name="Preformatted_20_Text"><text:span text:style-name="Source_20_Text">pm1_0 = _avg_last(pm1_hist, win_cur)</text:span></text:p>
      <text:p text:style-name="P1"><text:span text:style-name="Source_20_Text">pm25 = _avg_last(pm25_hist, win_cur)</text:span></text:p>
      <text:p text:style-name="Text_20_body">This adaptively increases filtering when the fan is on (to reduce turbulence-induced noise) - shows deep domain understanding.</text:p>
      <text:p text:style-name="Text_20_body"><text:span text:style-name="Strong_20_Emphasis">The checksum validation:</text:span></text:p>
      <text:p text:style-name="Preformatted_20_Text"><text:span text:style-name="Source_20_Text">def _checksum_ok(frame: bytes) -&gt; bool:</text:span></text:p>
      <text:p text:style-name="Preformatted_20_Text"><text:span text:style-name="Source_20_Text"><text:s text:c="4"/>if len(frame) != FRAME_LEN:</text:span></text:p>
      <text:p text:style-name="Preformatted_20_Text"><text:span text:style-name="Source_20_Text"><text:s text:c="8"/>return False</text:span></text:p>
      <text:p text:style-name="Preformatted_20_Text"><text:span text:style-name="Source_20_Text"><text:s text:c="4"/>expected = (frame[30] &lt;&lt; 8) | frame[31]</text:span></text:p>
      <text:p text:style-name="Preformatted_20_Text"><text:span text:style-name="Source_20_Text"><text:s text:c="4"/>actual = sum(frame[:30]) &amp; 0xFFFF</text:span></text:p>
      <text:p text:style-name="P1"><text:span text:style-name="Source_20_Text"><text:s text:c="4"/>return actual == expected</text:span></text:p>
      <text:p text:style-name="Text_20_body"><text:soft-page-break/>Clean, correct, efficient.</text:p>
      <text:h text:style-name="Heading_20_3" text:outline-level="3">4. Collector SSR Controller (collector_ssr_controller.py) ⭐⭐⭐⭐</text:h>
      <text:p text:style-name="Text_20_body"><text:span text:style-name="Strong_20_Emphasis">Excellent logic:</text:span></text:p>
      <text:p text:style-name="Preformatted_20_Text"><text:span text:style-name="Source_20_Text">want_on = bool(active)</text:span></text:p>
      <text:p text:style-name="Preformatted_20_Text"><text:span text:style-name="Source_20_Text">if want_on and not ssr_on:</text:span></text:p>
      <text:p text:style-name="Preformatted_20_Text"><text:span text:style-name="Source_20_Text"><text:s text:c="4"/>blower_on()</text:span></text:p>
      <text:p text:style-name="Preformatted_20_Text"><text:span text:style-name="Source_20_Text"><text:s text:c="4"/>ssr_on = True</text:span></text:p>
      <text:p text:style-name="Preformatted_20_Text"><text:span text:style-name="Source_20_Text"><text:s text:c="4"/>log.info("Collector ON (active=%s)", sorted(active))</text:span></text:p>
      <text:p text:style-name="Preformatted_20_Text"><text:span text:style-name="Source_20_Text">elif (not want_on) and ssr_on:</text:span></text:p>
      <text:p text:style-name="Preformatted_20_Text"><text:span text:style-name="Source_20_Text"><text:s text:c="4"/>blower_off()</text:span></text:p>
      <text:p text:style-name="Preformatted_20_Text"><text:span text:style-name="Source_20_Text"><text:s text:c="4"/>ssr_on = False</text:span></text:p>
      <text:p text:style-name="P1"><text:span text:style-name="Source_20_Text"><text:s text:c="4"/>log.info("Collector OFF")</text:span></text:p>
      <text:p text:style-name="Text_20_body"><text:span text:style-name="Strong_20_Emphasis">Why this works well:</text:span></text:p>
      <text:list text:style-name="L13">
        <text:list-item>
          <text:p text:style-name="P31">Maintains set of active tools </text:p>
        </text:list-item>
        <text:list-item>
          <text:p text:style-name="P31">Immediate response (no artificial delays) </text:p>
        </text:list-item>
        <text:list-item>
          <text:p text:style-name="P31">Clear state transitions </text:p>
        </text:list-item>
        <text:list-item>
          <text:p text:style-name="P30">Proper cleanup on cancellation </text:p>
        </text:list-item>
      </text:list>
      <text:p text:style-name="Text_20_body"><text:span text:style-name="Strong_20_Emphasis">Safety-first:</text:span> Separate check for mock mode and outputs_enabled with early exit.</text:p>
      <text:h text:style-name="Heading_20_3" text:outline-level="3">5. PCF Hardware Drivers (pcf_relays.py, pcf_leds.py) ⭐⭐⭐⭐⭐</text:h>
      <text:p text:style-name="Text_20_body">These are <text:span text:style-name="Strong_20_Emphasis">textbook examples</text:span> of embedded driver code:</text:p>
      <text:p text:style-name="Text_20_body"><text:span text:style-name="Strong_20_Emphasis">Key strengths:</text:span></text:p>
      <text:list text:style-name="L14">
        <text:list-item>
          <text:p text:style-name="P33">Read-modify-write to avoid disturbing other bits </text:p>
        </text:list-item>
        <text:list-item>
          <text:p text:style-name="P33">Active-low vs active-high abstraction properly handled </text:p>
        </text:list-item>
        <text:list-item>
          <text:p text:style-name="P33">State captured on init for optional restoration </text:p>
        </text:list-item>
        <text:list-item>
          <text:p text:style-name="P32">Frozen dataclass configs prevent accidental mutation </text:p>
        </text:list-item>
      </text:list>
      <text:p text:style-name="Text_20_body"><text:span text:style-name="Strong_20_Emphasis">The bit manipulation is clean:</text:span></text:p>
      <text:p text:style-name="Preformatted_20_Text"><text:span text:style-name="Source_20_Text">def _set_bit(self, byte_val: int, bit: int, on: bool) -&gt; int:</text:span></text:p>
      <text:p text:style-name="Preformatted_20_Text"><text:span text:style-name="Source_20_Text"><text:s text:c="4"/>drive_high = (not on) if self._cfg.active_low else on</text:span></text:p>
      <text:p text:style-name="Preformatted_20_Text"><text:span text:style-name="Source_20_Text"><text:s text:c="4"/>return (</text:span></text:p>
      <text:p text:style-name="Preformatted_20_Text"><text:span text:style-name="Source_20_Text"><text:s text:c="8"/>(byte_val | self._mask(bit))</text:span></text:p>
      <text:p text:style-name="Preformatted_20_Text"><text:span text:style-name="Source_20_Text"><text:s text:c="8"/>if drive_high</text:span></text:p>
      <text:p text:style-name="Preformatted_20_Text"><text:span text:style-name="Source_20_Text"><text:s text:c="8"/>else (byte_val &amp; ~self._mask(bit))</text:span></text:p>
      <text:p text:style-name="P1"><text:span text:style-name="Source_20_Text"><text:s text:c="4"/>)</text:span></text:p>
      <text:p text:style-name="Text_20_body"><text:span text:style-name="Strong_20_Emphasis">Minor suggestion:</text:span> Could add bounds checking on bit parameter (0-7).</text:p>
      <text:h text:style-name="Heading_20_3" text:outline-level="3">6. AQM Policy (aqm_policy.py) ⭐⭐⭐⭐</text:h>
      <text:p text:style-name="Text_20_body">Simple, focused, and correct:</text:p>
      <text:p text:style-name="Text_20_body"><text:span text:style-name="Strong_20_Emphasis">Smart features:</text:span></text:p>
      <text:list text:style-name="L15">
        <text:list-item>
          <text:p text:style-name="P35"><text:soft-page-break/>Min-off lockout prevents rapid fan cycling </text:p>
        </text:list-item>
        <text:list-item>
          <text:p text:style-name="P35">Edge-triggered severe warning (sent once, not spammed) </text:p>
        </text:list-item>
        <text:list-item>
          <text:p text:style-name="P34">Fan state tracking to avoid redundant GPIO writes </text:p>
        </text:list-item>
      </text:list>
      <text:p text:style-name="Text_20_body"><text:span text:style-name="Strong_20_Emphasis">The lockout logic:</text:span></text:p>
      <text:p text:style-name="Preformatted_20_Text"><text:span text:style-name="Source_20_Text">if min_off_lockout_ms &gt; 0:</text:span></text:p>
      <text:p text:style-name="Preformatted_20_Text"><text:span text:style-name="Source_20_Text"><text:s text:c="4"/>elapsed_ms = (now - last_fan_off_at) * 1000.0</text:span></text:p>
      <text:p text:style-name="Preformatted_20_Text"><text:span text:style-name="Source_20_Text"><text:s text:c="4"/>if elapsed_ms &lt; min_off_lockout_ms:</text:span></text:p>
      <text:p text:style-name="Preformatted_20_Text"><text:span text:style-name="Source_20_Text"><text:s text:c="8"/>log.info("AQM policy: FAN ON suppressed by lockout...")</text:span></text:p>
      <text:p text:style-name="P1"><text:span text:style-name="Source_20_Text"><text:s text:c="8"/>continue</text:span></text:p>
      <text:p text:style-name="Text_20_body">This prevents fan chatter - good domain knowledge.</text:p>
      <text:p text:style-name="Horizontal_20_Line"/>
      <text:h text:style-name="Heading_20_2" text:outline-level="2">Configuration System (7/10)</text:h>
      <text:h text:style-name="Heading_20_3" text:outline-level="3">Strengths ⭐⭐⭐⭐</text:h>
      <text:list text:style-name="L16">
        <text:list-item>
          <text:p text:style-name="P37">YAML format is human-friendly </text:p>
        </text:list-item>
        <text:list-item>
          <text:p text:style-name="P37">Comprehensive: covers all subsystems </text:p>
        </text:list-item>
        <text:list-item>
          <text:p text:style-name="P37">Includes mock simulation parameters </text:p>
        </text:list-item>
        <text:list-item>
          <text:p text:style-name="P36">Safety settings clearly separated </text:p>
        </text:list-item>
      </text:list>
      <text:h text:style-name="Heading_20_3" text:outline-level="3">Weaknesses</text:h>
      <text:p text:style-name="Text_20_body"><text:span text:style-name="Strong_20_Emphasis">Validation is weak:</text:span></text:p>
      <text:p text:style-name="Preformatted_20_Text"><text:span text:style-name="Source_20_Text">def _cfg_get(cfg: Any, keys: list[str], default: Any) -&gt; Any:</text:span></text:p>
      <text:p text:style-name="Preformatted_20_Text"><text:span text:style-name="Source_20_Text"><text:s text:c="4"/>raw = getattr(cfg, "raw", None)</text:span></text:p>
      <text:p text:style-name="Preformatted_20_Text"><text:span text:style-name="Source_20_Text"><text:s text:c="4"/>if not isinstance(raw, dict):</text:span></text:p>
      <text:p text:style-name="Preformatted_20_Text"><text:span text:style-name="Source_20_Text"><text:s text:c="8"/>return default</text:span></text:p>
      <text:p text:style-name="P1"><text:span text:style-name="Source_20_Text"><text:s text:c="4"/># ...</text:span></text:p>
      <text:p text:style-name="Text_20_body">This silently falls back to defaults. Better approach:</text:p>
      <text:list text:style-name="L17">
        <text:list-item>
          <text:p text:style-name="P39">Use Pydantic or dataclasses for schema validation </text:p>
        </text:list-item>
        <text:list-item>
          <text:p text:style-name="P39">Fail fast on missing required fields </text:p>
        </text:list-item>
        <text:list-item>
          <text:p text:style-name="P39">Validate ranges (e.g., sample_hz &gt; 0) </text:p>
        </text:list-item>
        <text:list-item>
          <text:p text:style-name="P38">Generate TypedDict for config structure </text:p>
        </text:list-item>
      </text:list>
      <text:p text:style-name="Text_20_body"><text:span text:style-name="Strong_20_Emphasis">Example improvement:</text:span></text:p>
      <text:p text:style-name="Preformatted_20_Text"><text:span text:style-name="Source_20_Text">from pydantic import BaseModel, Field, validator</text:span></text:p>
      <text:p text:style-name="Preformatted_20_Text"/>
      <text:p text:style-name="Preformatted_20_Text"><text:span text:style-name="Source_20_Text">class GatesConfig(BaseModel):</text:span></text:p>
      <text:p text:style-name="Preformatted_20_Text"><text:span text:style-name="Source_20_Text"><text:s text:c="4"/>dead_time_ms: int = Field(ge=0, le=1000)</text:span></text:p>
      <text:p text:style-name="Preformatted_20_Text"><text:span text:style-name="Source_20_Text"><text:s text:c="4"/>move_timeout_s: float = Field(gt=0)</text:span></text:p>
      <text:p text:style-name="P1"><text:span text:style-name="Source_20_Text"><text:s text:c="4"/># ...</text:span></text:p>
      <text:p text:style-name="Horizontal_20_Line"/>
      <text:h text:style-name="Heading_20_2" text:outline-level="2"><text:soft-page-break/>Logging &amp; Observability (9/10) ⭐⭐⭐⭐⭐</text:h>
      <text:p text:style-name="Text_20_body">The logging is <text:span text:style-name="Strong_20_Emphasis">excellent</text:span> throughout:</text:p>
      <text:p text:style-name="Text_20_body"><text:span text:style-name="Strong_20_Emphasis">Best practices observed:</text:span></text:p>
      <text:list text:style-name="L18">
        <text:list-item>
          <text:p text:style-name="P41">Structured context in log messages </text:p>
        </text:list-item>
        <text:list-item>
          <text:p text:style-name="P41">Clear state transitions logged </text:p>
        </text:list-item>
        <text:list-item>
          <text:p text:style-name="P41">Hex values for hardware registers (0x%02x) </text:p>
        </text:list-item>
        <text:list-item>
          <text:p text:style-name="P41">WARNING/ERROR/INFO levels used appropriately </text:p>
        </text:list-item>
        <text:list-item>
          <text:p text:style-name="P40">Exception stack traces preserved </text:p>
        </text:list-item>
      </text:list>
      <text:p text:style-name="Text_20_body"><text:span text:style-name="Strong_20_Emphasis">Example of great logging:</text:span></text:p>
      <text:p text:style-name="Preformatted_20_Text"><text:span text:style-name="Source_20_Text">log.info(</text:span></text:p>
      <text:p text:style-name="Preformatted_20_Text"><text:span text:style-name="Source_20_Text"><text:s text:c="4"/>"ADC watch start: addr=0x%02x sample_hz=%.1f consec=%d | "</text:span></text:p>
      <text:p text:style-name="Preformatted_20_Text"><text:span text:style-name="Source_20_Text"><text:s text:c="4"/>"SAW A0 ON=%.3fV OFF=%.3fV | LATHE A1 ON=%.3fV OFF=%.3fV",</text:span></text:p>
      <text:p text:style-name="Preformatted_20_Text"><text:span text:style-name="Source_20_Text"><text:s text:c="4"/>cfg.i2c_address,</text:span></text:p>
      <text:p text:style-name="Preformatted_20_Text"><text:span text:style-name="Source_20_Text"><text:s text:c="4"/>cfg.sample_hz,</text:span></text:p>
      <text:p text:style-name="Preformatted_20_Text"><text:span text:style-name="Source_20_Text"><text:s text:c="4"/>cfg.consecutive_required,</text:span></text:p>
      <text:p text:style-name="Preformatted_20_Text"><text:span text:style-name="Source_20_Text"><text:s text:c="4"/>cfg.saw_on_threshold,</text:span></text:p>
      <text:p text:style-name="Preformatted_20_Text"><text:span text:style-name="Source_20_Text"><text:s text:c="4"/>cfg.saw_off_threshold,</text:span></text:p>
      <text:p text:style-name="Preformatted_20_Text"><text:span text:style-name="Source_20_Text"><text:s text:c="4"/>cfg.lathe_on_threshold,</text:span></text:p>
      <text:p text:style-name="Preformatted_20_Text"><text:span text:style-name="Source_20_Text"><text:s text:c="4"/>cfg.lathe_off_threshold,</text:span></text:p>
      <text:p text:style-name="P1"><text:span text:style-name="Source_20_Text">)</text:span></text:p>
      <text:p text:style-name="Text_20_body"><text:span text:style-name="Strong_20_Emphasis">One improvement:</text:span> Consider structured logging (e.g., structlog) for easier parsing/filtering in production.</text:p>
      <text:p text:style-name="Horizontal_20_Line"/>
      <text:h text:style-name="Heading_20_2" text:outline-level="2">Async/Await Patterns (10/10) ⭐⭐⭐⭐⭐</text:h>
      <text:p text:style-name="Text_20_body">This code demonstrates <text:span text:style-name="Strong_20_Emphasis">mastery of modern Python asyncio</text:span>:</text:p>
      <text:h text:style-name="Heading_20_3" text:outline-level="3">TaskGroups (Python 3.11+)</text:h>
      <text:p text:style-name="Preformatted_20_Text"><text:span text:style-name="Source_20_Text">async with asyncio.TaskGroup() as tg:</text:span></text:p>
      <text:p text:style-name="Preformatted_20_Text"><text:span text:style-name="Source_20_Text"><text:s text:c="4"/>tg.create_task(aqm_reader(bus, cfg, hw_uart), name="aqm_reader")</text:span></text:p>
      <text:p text:style-name="Preformatted_20_Text"><text:span text:style-name="Source_20_Text"><text:s text:c="4"/>tg.create_task(run_aqm_policy(bus, cfg), name="aqm_policy")</text:span></text:p>
      <text:p text:style-name="P1"><text:span text:style-name="Source_20_Text"><text:s text:c="4"/># ...</text:span></text:p>
      <text:p text:style-name="Text_20_body"><text:span text:style-name="Strong_20_Emphasis">Why this is beautiful:</text:span></text:p>
      <text:list text:style-name="L19">
        <text:list-item>
          <text:p text:style-name="P43">Structured concurrency (no orphaned tasks) </text:p>
        </text:list-item>
        <text:list-item>
          <text:p text:style-name="P43">Named tasks for debugging </text:p>
        </text:list-item>
        <text:list-item>
          <text:p text:style-name="P43">Automatic cancellation cascade </text:p>
        </text:list-item>
        <text:list-item>
          <text:p text:style-name="P42">ExceptionGroup for proper error handling </text:p>
        </text:list-item>
      </text:list>
      <text:h text:style-name="Heading_20_3" text:outline-level="3">Cancellation Handling</text:h>
      <text:p text:style-name="Text_20_body">Every task does this correctly:</text:p>
      <text:p text:style-name="Preformatted_20_Text"><text:soft-page-break/><text:span text:style-name="Source_20_Text">try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# main loop</text:span></text:p>
      <text:p text:style-name="Preformatted_20_Text"><text:span text:style-name="Source_20_Text">except asyncio.CancelledError:</text:span></text:p>
      <text:p text:style-name="Preformatted_20_Text"><text:span text:style-name="Source_20_Text"><text:s text:c="4"/>log.info("Task cancelled")</text:span></text:p>
      <text:p text:style-name="Preformatted_20_Text"><text:span text:style-name="Source_20_Text"><text:s text:c="4"/>raise <text:s/># CRITICAL: must re-raise</text:span></text:p>
      <text:p text:style-name="Preformatted_20_Text"><text:span text:style-name="Source_20_Text">finally:</text:span></text:p>
      <text:p text:style-name="P1"><text:span text:style-name="Source_20_Text"><text:s text:c="4"/># cleanup</text:span></text:p>
      <text:h text:style-name="Heading_20_3" text:outline-level="3">Lock Usage</text:h>
      <text:p text:style-name="Preformatted_20_Text"><text:span text:style-name="Source_20_Text">async with relay_lock:</text:span></text:p>
      <text:p text:style-name="Preformatted_20_Text"><text:span text:style-name="Source_20_Text"><text:s text:c="4"/>relays.set_relay(SAW_RELAY_CLOSE_BIT, False)</text:span></text:p>
      <text:p text:style-name="Preformatted_20_Text"><text:span text:style-name="Source_20_Text">await asyncio.sleep(RELAY_DEADTIME_S)</text:span></text:p>
      <text:p text:style-name="Preformatted_20_Text"><text:span text:style-name="Source_20_Text">async with relay_lock:</text:span></text:p>
      <text:p text:style-name="P1"><text:span text:style-name="Source_20_Text"><text:s text:c="4"/>relays.set_relay(SAW_RELAY_OPEN_BIT, True)</text:span></text:p>
      <text:p text:style-name="Text_20_body"><text:span text:style-name="Strong_20_Emphasis">Smart:</text:span> Lock is released during the sleep to allow other tasks to proceed.</text:p>
      <text:p text:style-name="Horizontal_20_Line"/>
      <text:h text:style-name="Heading_20_2" text:outline-level="2">Safety &amp; Reliability (9/10)</text:h>
      <text:h text:style-name="Heading_20_3" text:outline-level="3">Multi-Layer Safety ⭐⭐⭐⭐⭐</text:h>
      <text:list text:style-name="L20">
        <text:list-item>
          <text:p text:style-name="P45"><text:span text:style-name="Strong_20_Emphasis">Mock mode by default</text:span> - prevents accidental hardware control </text:p>
        </text:list-item>
        <text:list-item>
          <text:p text:style-name="P45"><text:span text:style-name="Strong_20_Emphasis">outputs_enabled flag</text:span> - independent kill switch </text:p>
        </text:list-item>
        <text:list-item>
          <text:p text:style-name="P45"><text:span text:style-name="Strong_20_Emphasis">Hardware init safety</text:span> - relays forced OFF at startup </text:p>
        </text:list-item>
        <text:list-item>
          <text:p text:style-name="P45"><text:span text:style-name="Strong_20_Emphasis">Graceful degradation</text:span> - OLED failure doesn't crash system </text:p>
        </text:list-item>
        <text:list-item>
          <text:p text:style-name="P45"><text:span text:style-name="Strong_20_Emphasis">Lockout periods</text:span> - prevents rapid cycling </text:p>
        </text:list-item>
        <text:list-item>
          <text:p text:style-name="P44"><text:span text:style-name="Strong_20_Emphasis">Consecutive sample requirements</text:span> - noise immunity </text:p>
        </text:list-item>
      </text:list>
      <text:h text:style-name="Heading_20_3" text:outline-level="3">Dead-Time Protection</text:h>
      <text:p text:style-name="Preformatted_20_Text"><text:span text:style-name="Source_20_Text">RELAY_DEADTIME_S = 0.10</text:span></text:p>
      <text:p text:style-name="Preformatted_20_Text"/>
      <text:p text:style-name="Preformatted_20_Text"><text:span text:style-name="Source_20_Text">async def _relay_start_open() -&gt; None:</text:span></text:p>
      <text:p text:style-name="Preformatted_20_Text"><text:span text:style-name="Source_20_Text"><text:s text:c="4"/>async with relay_lock:</text:span></text:p>
      <text:p text:style-name="Preformatted_20_Text"><text:span text:style-name="Source_20_Text"><text:s text:c="8"/>relays.set_relay(CLOSE_BIT, False)</text:span></text:p>
      <text:p text:style-name="Preformatted_20_Text"><text:span text:style-name="Source_20_Text"><text:s text:c="4"/>await asyncio.sleep(RELAY_DEADTIME_S) <text:s/># Prevent shoot-through</text:span></text:p>
      <text:p text:style-name="Preformatted_20_Text"><text:span text:style-name="Source_20_Text"><text:s text:c="4"/>async with relay_lock:</text:span></text:p>
      <text:p text:style-name="P1"><text:span text:style-name="Source_20_Text"><text:s text:c="8"/>relays.set_relay(OPEN_BIT, True)</text:span></text:p>
      <text:p text:style-name="Text_20_body">This prevents simultaneous forward/reverse energization - <text:span text:style-name="Strong_20_Emphasis">critical for motor controllers</text:span>.</text:p>
      <text:h text:style-name="Heading_20_3" text:outline-level="3">Checksum Validation</text:h>
      <text:p text:style-name="Text_20_body">The PMS1003 reader validates checksums and resyncs on errors - robust against serial corruption.</text:p>
      <text:p text:style-name="Horizontal_20_Line"/>
      <text:h text:style-name="Heading_20_2" text:outline-level="2"><text:soft-page-break/>Testing &amp; Testability (6/10)</text:h>
      <text:h text:style-name="Heading_20_3" text:outline-level="3">Excellent Mock System ⭐⭐⭐⭐⭐</text:h>
      <text:p text:style-name="Text_20_body">The mock hardware implementation enables hardware-free testing:</text:p>
      <text:p text:style-name="Preformatted_20_Text"><text:span text:style-name="Source_20_Text">if mode == "mock":</text:span></text:p>
      <text:p text:style-name="Preformatted_20_Text"><text:span text:style-name="Source_20_Text"><text:s text:c="4"/>from .mock_hw import MockHardware</text:span></text:p>
      <text:p text:style-name="P1"><text:span text:style-name="Source_20_Text"><text:s text:c="4"/>return MockHardware(cfg)</text:span></text:p>
      <text:h text:style-name="Heading_20_3" text:outline-level="3">Missing: Automated Tests ⚠️</text:h>
      <text:p text:style-name="Text_20_body"><text:span text:style-name="Strong_20_Emphasis">Critical gap:</text:span> No <text:span text:style-name="Source_20_Text">tests/</text:span> directory found.</text:p>
      <text:p text:style-name="Text_20_body"><text:span text:style-name="Strong_20_Emphasis">Recommended test structure:</text:span></text:p>
      <text:p text:style-name="Preformatted_20_Text"><text:span text:style-name="Source_20_Text">tests/</text:span></text:p>
      <text:p text:style-name="Preformatted_20_Text"><text:span text:style-name="Source_20_Text">├── unit/</text:span></text:p>
      <text:p text:style-name="Preformatted_20_Text"><text:span text:style-name="Source_20_Text">│ <text:s text:c="2"/>├── test_event_bus.py</text:span></text:p>
      <text:p text:style-name="Preformatted_20_Text"><text:span text:style-name="Source_20_Text">│ <text:s text:c="2"/>├── test_pcf_drivers.py</text:span></text:p>
      <text:p text:style-name="Preformatted_20_Text"><text:span text:style-name="Source_20_Text">│ <text:s text:c="2"/>├── test_adc_watch.py</text:span></text:p>
      <text:p text:style-name="Preformatted_20_Text"><text:span text:style-name="Source_20_Text">│ <text:s text:c="2"/>└── test_config_loader.py</text:span></text:p>
      <text:p text:style-name="Preformatted_20_Text"><text:span text:style-name="Source_20_Text">├── integration/</text:span></text:p>
      <text:p text:style-name="Preformatted_20_Text"><text:span text:style-name="Source_20_Text">│ <text:s text:c="2"/>├── test_gate_controller.py</text:span></text:p>
      <text:p text:style-name="Preformatted_20_Text"><text:span text:style-name="Source_20_Text">│ <text:s text:c="2"/>└── test_collector_controller.py</text:span></text:p>
      <text:p text:style-name="P1"><text:span text:style-name="Source_20_Text">└── conftest.py</text:span></text:p>
      <text:p text:style-name="Text_20_body"><text:span text:style-name="Strong_20_Emphasis">Example test case:</text:span></text:p>
      <text:p text:style-name="Preformatted_20_Text"><text:span text:style-name="Source_20_Text">import pytest</text:span></text:p>
      <text:p text:style-name="Preformatted_20_Text"><text:span text:style-name="Source_20_Text">from src.event_bus import EventBus</text:span></text:p>
      <text:p text:style-name="Preformatted_20_Text"><text:span text:style-name="Source_20_Text">from src.events import Event</text:span></text:p>
      <text:p text:style-name="Preformatted_20_Text"/>
      <text:p text:style-name="Preformatted_20_Text"><text:span text:style-name="Source_20_Text">@pytest.mark.asyncio</text:span></text:p>
      <text:p text:style-name="Preformatted_20_Text"><text:span text:style-name="Source_20_Text">async def test_event_bus_fanout():</text:span></text:p>
      <text:p text:style-name="Preformatted_20_Text"><text:span text:style-name="Source_20_Text"><text:s text:c="4"/>bus = EventBus()</text:span></text:p>
      <text:p text:style-name="Preformatted_20_Text"><text:span text:style-name="Source_20_Text"><text:s text:c="4"/>q1 = bus.subscribe()</text:span></text:p>
      <text:p text:style-name="Preformatted_20_Text"><text:span text:style-name="Source_20_Text"><text:s text:c="4"/>q2 = bus.subscribe()</text:span></text:p>
      <text:p text:style-name="Preformatted_20_Text"><text:span text:style-name="Source_20_Text"><text:s text:c="4"/></text:span></text:p>
      <text:p text:style-name="Preformatted_20_Text"><text:span text:style-name="Source_20_Text"><text:s text:c="4"/>ev = Event.now("test", "src")</text:span></text:p>
      <text:p text:style-name="Preformatted_20_Text"><text:span text:style-name="Source_20_Text"><text:s text:c="4"/>await bus.publish(ev)</text:span></text:p>
      <text:p text:style-name="Preformatted_20_Text"><text:span text:style-name="Source_20_Text"><text:s text:c="4"/></text:span></text:p>
      <text:p text:style-name="Preformatted_20_Text"><text:span text:style-name="Source_20_Text"><text:s text:c="4"/>assert await q1.get() == ev</text:span></text:p>
      <text:p text:style-name="P1"><text:span text:style-name="Source_20_Text"><text:s text:c="4"/>assert await q2.get() == ev</text:span></text:p>
      <text:p text:style-name="Horizontal_20_Line"/>
      <text:h text:style-name="Heading_20_2" text:outline-level="2">Documentation (7/10)</text:h>
      <text:h text:style-name="Heading_20_3" text:outline-level="3">What's Good ⭐⭐⭐⭐</text:h>
      <text:list text:style-name="L21">
        <text:list-item>
          <text:p text:style-name="P47">DESIGN.md provides clear architectural overview </text:p>
        </text:list-item>
        <text:list-item>
          <text:p text:style-name="P47">Inline comments explain non-obvious logic </text:p>
        </text:list-item>
        <text:list-item>
          <text:p text:style-name="P47">Type hints serve as documentation </text:p>
        </text:list-item>
        <text:list-item>
          <text:p text:style-name="P46"><text:soft-page-break/>Config file has helpful comments </text:p>
        </text:list-item>
      </text:list>
      <text:h text:style-name="Heading_20_3" text:outline-level="3">What's Missing</text:h>
      <text:list text:style-name="L22">
        <text:list-item>
          <text:p text:style-name="P49">No API documentation for hardware modules </text:p>
        </text:list-item>
        <text:list-item>
          <text:p text:style-name="P49">No operational runbook (troubleshooting guide) </text:p>
        </text:list-item>
        <text:list-item>
          <text:p text:style-name="P49">No installation/deployment guide </text:p>
        </text:list-item>
        <text:list-item>
          <text:p text:style-name="P48">No architecture diagrams </text:p>
        </text:list-item>
      </text:list>
      <text:p text:style-name="Text_20_body"><text:span text:style-name="Strong_20_Emphasis">Suggested additions:</text:span></text:p>
      <text:p text:style-name="Preformatted_20_Text"><text:span text:style-name="Source_20_Text">docs/</text:span></text:p>
      <text:p text:style-name="Preformatted_20_Text"><text:span text:style-name="Source_20_Text">├── architecture.md <text:s text:c="5"/># With diagrams</text:span></text:p>
      <text:p text:style-name="Preformatted_20_Text"><text:span text:style-name="Source_20_Text">├── hardware_setup.md <text:s text:c="3"/># Wiring, pinouts</text:span></text:p>
      <text:p text:style-name="Preformatted_20_Text"><text:span text:style-name="Source_20_Text">├── installation.md <text:s text:c="5"/># Step-by-step deployment</text:span></text:p>
      <text:p text:style-name="Preformatted_20_Text"><text:span text:style-name="Source_20_Text">├── troubleshooting.md <text:s text:c="2"/># Common issues</text:span></text:p>
      <text:p text:style-name="Preformatted_20_Text"><text:span text:style-name="Source_20_Text">└── api/</text:span></text:p>
      <text:p text:style-name="Preformatted_20_Text"><text:span text:style-name="Source_20_Text"><text:s text:c="4"/>├── event_bus.md</text:span></text:p>
      <text:p text:style-name="Preformatted_20_Text"><text:span text:style-name="Source_20_Text"><text:s text:c="4"/>├── hardware.md</text:span></text:p>
      <text:p text:style-name="P1"><text:span text:style-name="Source_20_Text"><text:s text:c="4"/>└── tasks.md</text:span></text:p>
      <text:p text:style-name="Horizontal_20_Line"/>
      <text:h text:style-name="Heading_20_2" text:outline-level="2">Performance &amp; Efficiency (8/10)</text:h>
      <text:h text:style-name="Heading_20_3" text:outline-level="3">CPU Efficiency ⭐⭐⭐⭐</text:h>
      <text:list text:style-name="L23">
        <text:list-item>
          <text:p text:style-name="P51">ADC polling at 10Hz is appropriate for current sensing </text:p>
        </text:list-item>
        <text:list-item>
          <text:p text:style-name="P51">Blocking serial I/O properly isolated with asyncio.to_thread </text:p>
        </text:list-item>
        <text:list-item>
          <text:p text:style-name="P51">Event bus uses put_nowait (non-blocking) </text:p>
        </text:list-item>
        <text:list-item>
          <text:p text:style-name="P50">No busy-wait loops </text:p>
        </text:list-item>
      </text:list>
      <text:h text:style-name="Heading_20_3" text:outline-level="3">Memory Efficiency ⭐⭐⭐⭐</text:h>
      <text:list text:style-name="L24">
        <text:list-item>
          <text:p text:style-name="P53">Bounded deques for sensor history </text:p>
        </text:list-item>
        <text:list-item>
          <text:p text:style-name="P53">Queue maxsize prevents memory leaks </text:p>
        </text:list-item>
        <text:list-item>
          <text:p text:style-name="P52">No large static allocations </text:p>
        </text:list-item>
      </text:list>
      <text:h text:style-name="Heading_20_3" text:outline-level="3">I/O Efficiency ⭐⭐⭐⭐⭐</text:h>
      <text:list text:style-name="L25">
        <text:list-item>
          <text:p text:style-name="P55">Read-modify-write minimizes I2C transactions </text:p>
        </text:list-item>
        <text:list-item>
          <text:p text:style-name="P55">Serial reads are buffered </text:p>
        </text:list-item>
        <text:list-item>
          <text:p text:style-name="P54">GPIO writes only on state changes: </text:p>
        </text:list-item>
      </text:list>
      <text:p text:style-name="Preformatted_20_Text"><text:span text:style-name="Source_20_Text">if want_on and not ssr_on:</text:span></text:p>
      <text:p text:style-name="P1"><text:span text:style-name="Source_20_Text"><text:s text:c="4"/>blower_on() <text:s/># Only writes when state actually changes</text:span></text:p>
      <text:p text:style-name="Horizontal_20_Line"/>
      <text:h text:style-name="Heading_20_2" text:outline-level="2"><text:soft-page-break/>Complexity Analysis</text:h>
      <text:h text:style-name="Heading_20_3" text:outline-level="3">Cyclomatic Complexity: <text:span text:style-name="Strong_20_Emphasis">Low</text:span> ⭐⭐⭐⭐⭐</text:h>
      <text:p text:style-name="Text_20_body">Most functions are straightforward with minimal branching. The most complex function is <text:span text:style-name="Source_20_Text">aqm_reader()</text:span> at ~15 branches, which is still very manageable.</text:p>
      <text:h text:style-name="Heading_20_3" text:outline-level="3">Cognitive Complexity: <text:span text:style-name="Strong_20_Emphasis">Low-Medium</text:span> ⭐⭐⭐⭐</text:h>
      <text:list text:style-name="L26">
        <text:list-item>
          <text:p text:style-name="P57">Tasks are easy to understand in isolation </text:p>
        </text:list-item>
        <text:list-item>
          <text:p text:style-name="P57">Event bus pattern keeps coupling low </text:p>
        </text:list-item>
        <text:list-item>
          <text:p text:style-name="P56">Some complexity in PMS frame parsing (justified by protocol) </text:p>
        </text:list-item>
      </text:list>
      <text:h text:style-name="Heading_20_3" text:outline-level="3">Lines per Function: <text:span text:style-name="Strong_20_Emphasis">Good</text:span> ⭐⭐⭐⭐</text:h>
      <text:list text:style-name="L27">
        <text:list-item>
          <text:p text:style-name="P59">Average ~20-30 lines per function </text:p>
        </text:list-item>
        <text:list-item>
          <text:p text:style-name="P59">Longest is <text:span text:style-name="Source_20_Text">aqm_reader()</text:span> at 173 lines (but well-structured) </text:p>
        </text:list-item>
        <text:list-item>
          <text:p text:style-name="P58">Helper functions properly extracted </text:p>
        </text:list-item>
      </text:list>
      <text:p text:style-name="Horizontal_20_Line"/>
      <text:h text:style-name="Heading_20_2" text:outline-level="2">Coolness Factor (9/10) 🎉</text:h>
      <text:h text:style-name="Heading_20_3" text:outline-level="3">What Makes This Code Cool</text:h>
      <text:list text:style-name="L28">
        <text:list-item>
          <text:p text:style-name="P60"><text:span text:style-name="Strong_20_Emphasis">Adaptive Filtering</text:span> - The AQM reader adjusts its averaging window based on air quality state. This shows deep understanding of the physical system (fan turbulence affects readings).</text:p>
        </text:list-item>
        <text:list-item>
          <text:p text:style-name="P60"><text:span text:style-name="Strong_20_Emphasis">Zero-Coupling Architecture</text:span> - Adding a new machine only requires:</text:p>
          <text:list>
            <text:list-item>
              <text:p text:style-name="P61">Add event publisher (ADC watch) </text:p>
            </text:list-item>
            <text:list-item>
              <text:p text:style-name="P61">Add event subscriber (gate controller) </text:p>
            </text:list-item>
            <text:list-item>
              <text:p text:style-name="P61">No changes to existing tasks </text:p>
            </text:list-item>
          </text:list>
        </text:list-item>
        <text:list-item>
          <text:p text:style-name="P60"><text:span text:style-name="Strong_20_Emphasis">Hardware Safety Layers</text:span> - Mock mode, outputs_enabled, and individual safety checks create defense in depth.</text:p>
        </text:list-item>
        <text:list-item>
          <text:p text:style-name="P60"><text:span text:style-name="Strong_20_Emphasis">Modern Python</text:span> - Uses Python 3.11+ features (TaskGroups, ExceptionGroups) correctly.</text:p>
        </text:list-item>
        <text:list-item>
          <text:p text:style-name="P60"><text:span text:style-name="Strong_20_Emphasis">Production-Ready</text:span> - This isn't prototype code. It has proper logging, error handling, graceful degradation, and shutdown.</text:p>
        </text:list-item>
        <text:list-item>
          <text:p text:style-name="P60"><text:span text:style-name="Strong_20_Emphasis">The Serial Frame Sync</text:span> - The blocking scan for PMS1003 frames with checksum validation is elegant:</text:p>
          <text:p text:style-name="P2"><text:span text:style-name="Source_20_Text">while True:</text:span></text:p>
          <text:p text:style-name="P2"><text:span text:style-name="Source_20_Text"><text:s text:c="4"/>b1 = ser.read(1)</text:span></text:p>
          <text:p text:style-name="P2"><text:span text:style-name="Source_20_Text"><text:s text:c="4"/>if not b1 or b1[0] != START1:</text:span></text:p>
          <text:p text:style-name="P2"><text:span text:style-name="Source_20_Text"><text:s text:c="8"/>continue</text:span></text:p>
          <text:p text:style-name="P2"><text:span text:style-name="Source_20_Text"><text:s text:c="4"/>b2 = ser.read(1)</text:span></text:p>
          <text:p text:style-name="P2"><text:span text:style-name="Source_20_Text"><text:s text:c="4"/>if not b2 or b2[0] != START2:</text:span></text:p>
          <text:p text:style-name="P2"><text:soft-page-break/><text:span text:style-name="Source_20_Text"><text:s text:c="8"/>continue</text:span></text:p>
          <text:p text:style-name="P2"><text:span text:style-name="Source_20_Text"><text:s text:c="4"/>rest = ser.read(30)</text:span></text:p>
          <text:p text:style-name="P2"><text:span text:style-name="Source_20_Text"><text:s text:c="4"/>frame = b1 + b2 + rest</text:span></text:p>
          <text:p text:style-name="P2"><text:span text:style-name="Source_20_Text"><text:s text:c="4"/>if _checksum_ok(frame):</text:span></text:p>
          <text:p text:style-name="P3"><text:span text:style-name="Source_20_Text"><text:s text:c="8"/>return frame</text:span></text:p>
        </text:list-item>
      </text:list>
      <text:p text:style-name="Horizontal_20_Line"/>
      <text:h text:style-name="Heading_20_2" text:outline-level="2">Specific Issues &amp; Recommendations</text:h>
      <text:h text:style-name="Heading_20_3" text:outline-level="3">Critical</text:h>
      <text:p text:style-name="Text_20_body">None - no critical bugs found.</text:p>
      <text:h text:style-name="Heading_20_3" text:outline-level="3">High Priority</text:h>
      <text:list text:style-name="L29">
        <text:list-item>
          <text:p text:style-name="P62"><text:span text:style-name="Strong_20_Emphasis">Add unit tests</text:span> - Especially for:</text:p>
          <text:list>
            <text:list-item>
              <text:p text:style-name="P63">Event bus behavior </text:p>
            </text:list-item>
            <text:list-item>
              <text:p text:style-name="P63">PCF driver bit manipulation </text:p>
            </text:list-item>
            <text:list-item>
              <text:p text:style-name="P63">AQM filtering logic </text:p>
            </text:list-item>
            <text:list-item>
              <text:p text:style-name="P63">Hysteresis state machines </text:p>
            </text:list-item>
          </text:list>
        </text:list-item>
        <text:list-item>
          <text:p text:style-name="P62"><text:span text:style-name="Strong_20_Emphasis">Unify gate controllers</text:span> - Eliminate duplication between saw/lathe controllers with parameterized implementation.</text:p>
        </text:list-item>
        <text:list-item>
          <text:p text:style-name="P62"><text:span text:style-name="Strong_20_Emphasis">Strengthen config validation</text:span> - Use Pydantic or similar to catch config errors at startup.</text:p>
        </text:list-item>
      </text:list>
      <text:h text:style-name="Heading_20_3" text:outline-level="3">Medium Priority</text:h>
      <text:list text:style-name="L30">
        <text:list-item>
          <text:p text:style-name="P64"><text:span text:style-name="Strong_20_Emphasis">Add docstrings</text:span> - Public functions should have docstrings describing parameters and return values.</text:p>
        </text:list-item>
        <text:list-item>
          <text:p text:style-name="P64"><text:span text:style-name="Strong_20_Emphasis">Fix dead code</text:span> - The event_logger task doesn't log events, just discards them.</text:p>
        </text:list-item>
        <text:list-item>
          <text:p text:style-name="P64"><text:span text:style-name="Strong_20_Emphasis">Type coverage</text:span> - Remove <text:span text:style-name="Source_20_Text"># type: ignore</text:span> comments by properly typing hardware imports.</text:p>
        </text:list-item>
      </text:list>
      <text:h text:style-name="Heading_20_3" text:outline-level="3">Low Priority</text:h>
      <text:list text:style-name="L31">
        <text:list-item>
          <text:p text:style-name="P65"><text:span text:style-name="Strong_20_Emphasis">Extract magic numbers</text:span> - Some values like <text:span text:style-name="Source_20_Text">FRAME_LEN = 32</text:span> could be in config.</text:p>
        </text:list-item>
        <text:list-item>
          <text:p text:style-name="P65"><text:span text:style-name="Strong_20_Emphasis">Add bounds checking</text:span> - PCF bit parameters should validate 0-7 range.</text:p>
        </text:list-item>
        <text:list-item>
          <text:p text:style-name="P65"><text:span text:style-name="Strong_20_Emphasis">Consider circuit breaker pattern</text:span> - For repeated hardware failures, add exponential backoff.</text:p>
        </text:list-item>
      </text:list>
      <text:p text:style-name="Horizontal_20_Line"/>
      <text:h text:style-name="Heading_20_2" text:outline-level="2">Code Formatting &amp; Style (9/10)</text:h>
      <text:h text:style-name="Heading_20_3" text:outline-level="3">Black Formatting ⭐⭐⭐⭐⭐</text:h>
      <text:p text:style-name="Text_20_body">Code is consistently formatted with Black (line length 79):</text:p>
      <text:p text:style-name="Preformatted_20_Text"><text:soft-page-break/><text:span text:style-name="Source_20_Text">[tool.black]</text:span></text:p>
      <text:p text:style-name="Preformatted_20_Text"><text:span text:style-name="Source_20_Text">line-length = 79</text:span></text:p>
      <text:p text:style-name="P1"><text:span text:style-name="Source_20_Text">target-version = ["py311"]</text:span></text:p>
      <text:h text:style-name="Heading_20_3" text:outline-level="3">PEP 8 Compliance ⭐⭐⭐⭐⭐</text:h>
      <text:list text:style-name="L32">
        <text:list-item>
          <text:p text:style-name="P67">Proper snake_case naming </text:p>
        </text:list-item>
        <text:list-item>
          <text:p text:style-name="P67">2-line separation between top-level definitions </text:p>
        </text:list-item>
        <text:list-item>
          <text:p text:style-name="P66">Import ordering is clean (standard lib, third party, local) </text:p>
        </text:list-item>
      </text:list>
      <text:h text:style-name="Heading_20_3" text:outline-level="3">One Nitpick</text:h>
      <text:p text:style-name="Text_20_body">Some long log statements exceed readability:</text:p>
      <text:p text:style-name="Preformatted_20_Text"><text:span text:style-name="Source_20_Text">log.info(</text:span></text:p>
      <text:p text:style-name="Preformatted_20_Text"><text:span text:style-name="Source_20_Text"><text:s text:c="4"/>"ADC watch start: addr=0x%02x sample_hz=%.1f consec=%d | "</text:span></text:p>
      <text:p text:style-name="Preformatted_20_Text"><text:span text:style-name="Source_20_Text"><text:s text:c="4"/>"SAW A0 ON=%.3fV OFF=%.3fV | LATHE A1 ON=%.3fV OFF=%.3fV",</text:span></text:p>
      <text:p text:style-name="Preformatted_20_Text"><text:span text:style-name="Source_20_Text"><text:s text:c="4"/># ... 7 parameters</text:span></text:p>
      <text:p text:style-name="P1"><text:span text:style-name="Source_20_Text">)</text:span></text:p>
      <text:p text:style-name="Text_20_body">These are fine but could be split into multiple log calls.</text:p>
      <text:p text:style-name="Horizontal_20_Line"/>
      <text:h text:style-name="Heading_20_2" text:outline-level="2">Simplicity vs. Sophistication (9/10)</text:h>
      <text:p text:style-name="Text_20_body">The code strikes an excellent balance:</text:p>
      <text:p text:style-name="Text_20_body"><text:span text:style-name="Strong_20_Emphasis">Simple where it should be:</text:span></text:p>
      <text:list text:style-name="L33">
        <text:list-item>
          <text:p text:style-name="P69">Event bus implementation (32 lines) </text:p>
        </text:list-item>
        <text:list-item>
          <text:p text:style-name="P69">GPIO abstraction (minimal wrapper) </text:p>
        </text:list-item>
        <text:list-item>
          <text:p text:style-name="P68">Config loading (44 lines) </text:p>
        </text:list-item>
      </text:list>
      <text:p text:style-name="Text_20_body"><text:span text:style-name="Strong_20_Emphasis">Sophisticated where needed:</text:span></text:p>
      <text:list text:style-name="L34">
        <text:list-item>
          <text:p text:style-name="P71">AQM reader (adaptive filtering, frame sync) </text:p>
        </text:list-item>
        <text:list-item>
          <text:p text:style-name="P71">Gate controllers (dead-time, locking) </text:p>
        </text:list-item>
        <text:list-item>
          <text:p text:style-name="P70">Hardware abstraction (mock vs. real) </text:p>
        </text:list-item>
      </text:list>
      <text:p text:style-name="Text_20_body"><text:span text:style-name="Strong_20_Emphasis">Quote from DESIGN.md:</text:span></text:p>
      <text:p text:style-name="Quotations">"This system favors clarity over cleverness."</text:p>
      <text:p text:style-name="Text_20_body"><text:span text:style-name="Strong_20_Emphasis">The code delivers on this promise.</text:span> There are no "clever" tricks that obscure intent, but there's plenty of sophisticated engineering where complexity is justified.</text:p>
      <text:p text:style-name="Horizontal_20_Line"/>
      <text:h text:style-name="Heading_20_2" text:outline-level="2"><text:soft-page-break/>Dependencies (8/10)</text:h>
      <text:h text:style-name="Heading_20_3" text:outline-level="3">Well-Chosen ⭐⭐⭐⭐</text:h>
      <text:list text:style-name="L35">
        <text:list-item>
          <text:p text:style-name="P73">smbus2 - standard I2C library </text:p>
        </text:list-item>
        <text:list-item>
          <text:p text:style-name="P73">pyserial - mature serial library </text:p>
        </text:list-item>
        <text:list-item>
          <text:p text:style-name="P73">RPi.GPIO - necessary for Pi </text:p>
        </text:list-item>
        <text:list-item>
          <text:p text:style-name="P73">Adafruit libraries - well-maintained hardware libraries </text:p>
        </text:list-item>
        <text:list-item>
          <text:p text:style-name="P72">PyYAML - standard config parsing </text:p>
        </text:list-item>
      </text:list>
      <text:h text:style-name="Heading_20_3" text:outline-level="3">Concerns</text:h>
      <text:list text:style-name="L36">
        <text:list-item>
          <text:p text:style-name="P75"><text:span text:style-name="Strong_20_Emphasis">Many Adafruit dependencies</text:span> (11 packages) - but all are actively maintained </text:p>
        </text:list-item>
        <text:list-item>
          <text:p text:style-name="P74"><text:span text:style-name="Strong_20_Emphasis">No version pinning</text:span> - requirements.txt should pin exact versions for reproducibility: </text:p>
          <text:p text:style-name="P4"><text:span text:style-name="Source_20_Text">PyYAML==6.0.1 <text:s/># Goodsmbus2==0.6.0 <text:s/># Good</text:span></text:p>
        </text:list-item>
      </text:list>
      <text:h text:style-name="Heading_20_3" text:outline-level="3">Missing</text:h>
      <text:list text:style-name="L37">
        <text:list-item>
          <text:p text:style-name="P77">No development dependencies (pytest, mypy, black) </text:p>
        </text:list-item>
        <text:list-item>
          <text:p text:style-name="P76">Should have requirements-dev.txt </text:p>
        </text:list-item>
      </text:list>
      <text:p text:style-name="Horizontal_20_Line"/>
      <text:h text:style-name="Heading_20_2" text:outline-level="2">Project Structure (9/10)</text:h>
      <text:p text:style-name="Preformatted_20_Text"><text:span text:style-name="Source_20_Text">src/</text:span></text:p>
      <text:p text:style-name="Preformatted_20_Text"><text:span text:style-name="Source_20_Text">├── __init__.py</text:span></text:p>
      <text:p text:style-name="Preformatted_20_Text"><text:span text:style-name="Source_20_Text">├── main.py <text:s text:c="13"/># Entry point</text:span></text:p>
      <text:p text:style-name="Preformatted_20_Text"><text:span text:style-name="Source_20_Text">├── event_bus.py <text:s text:c="8"/># Core infrastructure</text:span></text:p>
      <text:p text:style-name="Preformatted_20_Text"><text:span text:style-name="Source_20_Text">├── events.py <text:s text:c="11"/># Event definitions</text:span></text:p>
      <text:p text:style-name="Preformatted_20_Text"><text:span text:style-name="Source_20_Text">├── config_loader.py <text:s text:c="4"/># Config handling</text:span></text:p>
      <text:p text:style-name="Preformatted_20_Text"><text:span text:style-name="Source_20_Text">├── hardware/ <text:s text:c="11"/># Hardware abstraction</text:span></text:p>
      <text:p text:style-name="Preformatted_20_Text"><text:span text:style-name="Source_20_Text">│ <text:s text:c="2"/>├── hw.py</text:span></text:p>
      <text:p text:style-name="Preformatted_20_Text"><text:span text:style-name="Source_20_Text">│ <text:s text:c="2"/>├── mock_hw.py</text:span></text:p>
      <text:p text:style-name="Preformatted_20_Text"><text:span text:style-name="Source_20_Text">│ <text:s text:c="2"/>├── pcf_*.py</text:span></text:p>
      <text:p text:style-name="Preformatted_20_Text"><text:span text:style-name="Source_20_Text">│ <text:s text:c="2"/>└── ...</text:span></text:p>
      <text:p text:style-name="Preformatted_20_Text"><text:span text:style-name="Source_20_Text">├── tasks/ <text:s text:c="14"/># Independent tasks</text:span></text:p>
      <text:p text:style-name="Preformatted_20_Text"><text:span text:style-name="Source_20_Text">│ <text:s text:c="2"/>├── adc_watch.py</text:span></text:p>
      <text:p text:style-name="Preformatted_20_Text"><text:span text:style-name="Source_20_Text">│ <text:s text:c="2"/>├── gate_controller.py</text:span></text:p>
      <text:p text:style-name="Preformatted_20_Text"><text:span text:style-name="Source_20_Text">│ <text:s text:c="2"/>├── aqm_*.py</text:span></text:p>
      <text:p text:style-name="Preformatted_20_Text"><text:span text:style-name="Source_20_Text">│ <text:s text:c="2"/>└── ...</text:span></text:p>
      <text:p text:style-name="Preformatted_20_Text"><text:span text:style-name="Source_20_Text">└── util/</text:span></text:p>
      <text:p text:style-name="P1"><text:span text:style-name="Source_20_Text"><text:s text:c="4"/>└── logging_setup.py</text:span></text:p>
      <text:p text:style-name="Text_20_body"><text:span text:style-name="Strong_20_Emphasis">Excellent organization:</text:span></text:p>
      <text:list text:style-name="L38">
        <text:list-item>
          <text:p text:style-name="P79">Clear separation: infrastructure / hardware / tasks </text:p>
        </text:list-item>
        <text:list-item>
          <text:p text:style-name="P79">Each module has single responsibility </text:p>
        </text:list-item>
        <text:list-item>
          <text:p text:style-name="P79">No circular dependencies </text:p>
        </text:list-item>
        <text:list-item>
          <text:p text:style-name="P78">Intuitive naming </text:p>
        </text:list-item>
      </text:list>
      <text:p text:style-name="Text_20_body"><text:soft-page-break/><text:span text:style-name="Strong_20_Emphasis">One improvement:</text:span> tasks/ should have sub-packages:</text:p>
      <text:p text:style-name="Preformatted_20_Text"><text:span text:style-name="Source_20_Text">tasks/</text:span></text:p>
      <text:p text:style-name="Preformatted_20_Text"><text:span text:style-name="Source_20_Text">├── monitoring/</text:span></text:p>
      <text:p text:style-name="Preformatted_20_Text"><text:span text:style-name="Source_20_Text">│ <text:s text:c="2"/>└── adc_watch.py</text:span></text:p>
      <text:p text:style-name="Preformatted_20_Text"><text:span text:style-name="Source_20_Text">├── control/</text:span></text:p>
      <text:p text:style-name="Preformatted_20_Text"><text:span text:style-name="Source_20_Text">│ <text:s text:c="2"/>├── gate_controller.py</text:span></text:p>
      <text:p text:style-name="Preformatted_20_Text"><text:span text:style-name="Source_20_Text">│ <text:s text:c="2"/>└── collector_controller.py</text:span></text:p>
      <text:p text:style-name="Preformatted_20_Text"><text:span text:style-name="Source_20_Text">└── air_quality/</text:span></text:p>
      <text:p text:style-name="Preformatted_20_Text"><text:span text:style-name="Source_20_Text"><text:s text:c="4"/>├── aqm_reader.py</text:span></text:p>
      <text:p text:style-name="P1"><text:span text:style-name="Source_20_Text"><text:s text:c="4"/>└── aqm_policy.py</text:span></text:p>
      <text:p text:style-name="Horizontal_20_Line"/>
      <text:h text:style-name="Heading_20_2" text:outline-level="2">Security Considerations (7/10)</text:h>
      <text:h text:style-name="Heading_20_3" text:outline-level="3">Physical Safety ⭐⭐⭐⭐⭐</text:h>
      <text:list text:style-name="L39">
        <text:list-item>
          <text:p text:style-name="P81">Multiple safety interlocks prevent unintended actuation </text:p>
        </text:list-item>
        <text:list-item>
          <text:p text:style-name="P81">Fail-safe defaults (all relays OFF) </text:p>
        </text:list-item>
        <text:list-item>
          <text:p text:style-name="P80">Dead-time prevents motor damage </text:p>
        </text:list-item>
      </text:list>
      <text:h text:style-name="Heading_20_3" text:outline-level="3">Software Safety ⭐⭐⭐⭐</text:h>
      <text:list text:style-name="L40">
        <text:list-item>
          <text:p text:style-name="P83">No arbitrary code execution </text:p>
        </text:list-item>
        <text:list-item>
          <text:p text:style-name="P83">Config from trusted file only </text:p>
        </text:list-item>
        <text:list-item>
          <text:p text:style-name="P82">No network exposure (standalone system) </text:p>
        </text:list-item>
      </text:list>
      <text:h text:style-name="Heading_20_3" text:outline-level="3">Potential Issues</text:h>
      <text:list text:style-name="L41">
        <text:list-item>
          <text:p text:style-name="P85"><text:span text:style-name="Strong_20_Emphasis">No authentication</text:span> - Any process can send serial commands to ESP32 </text:p>
        </text:list-item>
        <text:list-item>
          <text:p text:style-name="P85"><text:span text:style-name="Strong_20_Emphasis">No input sanitization</text:span> - Config values not validated </text:p>
        </text:list-item>
        <text:list-item>
          <text:p text:style-name="P84"><text:span text:style-name="Strong_20_Emphasis">Serial injection</text:span> - aqm_policy sends user-controlled strings via serial </text:p>
          <text:p text:style-name="P5"><text:span text:style-name="Source_20_Text">ser_tx.write(b"FUN PAUSE\n") <text:s/># Hardcoded - good# But if this came from config, could be vulnerable</text:span></text:p>
        </text:list-item>
      </text:list>
      <text:p text:style-name="Text_20_body"><text:span text:style-name="Strong_20_Emphasis">For this use case (isolated Pi)</text:span>, these are acceptable risks. If network control is added later, implement authentication.</text:p>
      <text:p text:style-name="Horizontal_20_Line"/>
      <text:h text:style-name="Heading_20_2" text:outline-level="2">Final Recommendations</text:h>
      <text:h text:style-name="Heading_20_3" text:outline-level="3">Immediate Actions</text:h>
      <text:list text:style-name="L42">
        <text:list-item>
          <text:p text:style-name="P87">✅ Add comprehensive unit tests </text:p>
        </text:list-item>
        <text:list-item>
          <text:p text:style-name="P87">✅ Refactor duplicate gate controllers </text:p>
        </text:list-item>
        <text:list-item>
          <text:p text:style-name="P86">✅ Strengthen config validation with Pydantic </text:p>
        </text:list-item>
      </text:list>
      <text:h text:style-name="Heading_20_3" text:outline-level="3"><text:soft-page-break/>Short-Term Improvements</text:h>
      <text:list text:style-name="L43">
        <text:list-item>
          <text:p text:style-name="P89">✅ Add API documentation </text:p>
        </text:list-item>
        <text:list-item>
          <text:p text:style-name="P89">✅ Fix event_logger dead code </text:p>
        </text:list-item>
        <text:list-item>
          <text:p text:style-name="P89">✅ Complete type coverage </text:p>
        </text:list-item>
        <text:list-item>
          <text:p text:style-name="P88">✅ Add operational runbook </text:p>
        </text:list-item>
      </text:list>
      <text:h text:style-name="Heading_20_3" text:outline-level="3">Long-Term Enhancements</text:h>
      <text:list text:style-name="L44">
        <text:list-item>
          <text:p text:style-name="P91">✅ Consider migration to structured logging </text:p>
        </text:list-item>
        <text:list-item>
          <text:p text:style-name="P91">✅ Add performance monitoring (Prometheus metrics?) </text:p>
        </text:list-item>
        <text:list-item>
          <text:p text:style-name="P91">✅ Implement circuit breaker for hardware failures </text:p>
        </text:list-item>
        <text:list-item>
          <text:p text:style-name="P90">✅ Add web dashboard for monitoring </text:p>
        </text:list-item>
      </text:list>
      <text:p text:style-name="Horizontal_20_Line"/>
      <text:h text:style-name="Heading_20_2" text:outline-level="2">Overall Assessment</text:h>
      <text:h text:style-name="Heading_20_3" text:outline-level="3">Strengths Summary</text:h>
      <text:p text:style-name="Text_20_body">✅ Excellent architecture (event-driven, decoupled)<text:line-break/>✅ Modern Python (async/await, TaskGroups)<text:line-break/>✅ Production-quality error handling<text:line-break/>✅ Thoughtful safety features<text:line-break/>✅ Clean, readable code<text:line-break/>✅ Good logging and observability<text:line-break/>✅ Hardware abstraction enables testing</text:p>
      <text:h text:style-name="Heading_20_3" text:outline-level="3">Weaknesses Summary</text:h>
      <text:p text:style-name="Text_20_body">⚠️ Missing automated tests<text:line-break/>⚠️ Code duplication in gate controllers<text:line-break/>⚠️ Weak config validation<text:line-break/>⚠️ Incomplete documentation<text:line-break/>⚠️ Some type: ignore comments</text:p>
      <text:h text:style-name="Heading_20_3" text:outline-level="3">Comparison to Industry Standards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spect</text:p>
            </table:table-cell>
            <table:table-cell table:style-name="Table1.A1" office:value-type="string">
              <text:p text:style-name="Table_20_Heading">This Code</text:p>
            </table:table-cell>
            <table:table-cell table:style-name="Table1.A1" office:value-type="string">
              <text:p text:style-name="Table_20_Heading">Typical Hobby Project</text:p>
            </table:table-cell>
            <table:table-cell table:style-name="Table1.A1" office:value-type="string">
              <text:p text:style-name="Table_20_Heading">Professional Standard</text:p>
            </table:table-cell>
          </table:table-row>
        </table:table-header-rows>
        <table:table-row>
          <table:table-cell table:style-name="Table1.A1" office:value-type="string">
            <text:p text:style-name="Table_20_Contents">Architecture</text:p>
          </table:table-cell>
          <table:table-cell table:style-name="Table1.A1" office:value-type="string">
            <text:p text:style-name="Table_20_Contents">⭐⭐⭐⭐⭐</text:p>
          </table:table-cell>
          <table:table-cell table:style-name="Table1.A1" office:value-type="string">
            <text:p text:style-name="Table_20_Contents">⭐⭐</text:p>
          </table:table-cell>
          <table:table-cell table:style-name="Table1.A1" office:value-type="string">
            <text:p text:style-name="Table_20_Contents">⭐⭐⭐⭐</text:p>
          </table:table-cell>
        </table:table-row>
        <table:table-row>
          <table:table-cell table:style-name="Table1.A1" office:value-type="string">
            <text:p text:style-name="Table_20_Contents">Error Handling</text:p>
          </table:table-cell>
          <table:table-cell table:style-name="Table1.A1" office:value-type="string">
            <text:p text:style-name="Table_20_Contents">⭐⭐⭐⭐⭐</text:p>
          </table:table-cell>
          <table:table-cell table:style-name="Table1.A1" office:value-type="string">
            <text:p text:style-name="Table_20_Contents">⭐⭐</text:p>
          </table:table-cell>
          <table:table-cell table:style-name="Table1.A1" office:value-type="string">
            <text:p text:style-name="Table_20_Contents">⭐⭐⭐⭐⭐</text:p>
          </table:table-cell>
        </table:table-row>
        <table:table-row>
          <table:table-cell table:style-name="Table1.A1" office:value-type="string">
            <text:p text:style-name="Table_20_Contents">Testing</text:p>
          </table:table-cell>
          <table:table-cell table:style-name="Table1.A1" office:value-type="string">
            <text:p text:style-name="Table_20_Contents">⭐⭐</text:p>
          </table:table-cell>
          <table:table-cell table:style-name="Table1.A1" office:value-type="string">
            <text:p text:style-name="Table_20_Contents">⭐</text:p>
          </table:table-cell>
          <table:table-cell table:style-name="Table1.A1" office:value-type="string">
            <text:p text:style-name="Table_20_Contents">⭐⭐⭐⭐⭐</text:p>
          </table:table-cell>
        </table:table-row>
        <table:table-row>
          <table:table-cell table:style-name="Table1.A1" office:value-type="string">
            <text:p text:style-name="Table_20_Contents">Documentation</text:p>
          </table:table-cell>
          <table:table-cell table:style-name="Table1.A1" office:value-type="string">
            <text:p text:style-name="Table_20_Contents">⭐⭐⭐</text:p>
          </table:table-cell>
          <table:table-cell table:style-name="Table1.A1" office:value-type="string">
            <text:p text:style-name="Table_20_Contents">⭐⭐</text:p>
          </table:table-cell>
          <table:table-cell table:style-name="Table1.A1" office:value-type="string">
            <text:p text:style-name="Table_20_Contents">⭐⭐⭐⭐</text:p>
          </table:table-cell>
        </table:table-row>
        <table:table-row>
          <table:table-cell table:style-name="Table1.A1" office:value-type="string">
            <text:p text:style-name="Table_20_Contents">Code Quality</text:p>
          </table:table-cell>
          <table:table-cell table:style-name="Table1.A1" office:value-type="string">
            <text:p text:style-name="Table_20_Contents">⭐⭐⭐⭐⭐</text:p>
          </table:table-cell>
          <table:table-cell table:style-name="Table1.A1" office:value-type="string">
            <text:p text:style-name="Table_20_Contents">⭐⭐⭐</text:p>
          </table:table-cell>
          <table:table-cell table:style-name="Table1.A1" office:value-type="string">
            <text:p text:style-name="Table_20_Contents">⭐⭐⭐⭐</text:p>
          </table:table-cell>
        </table:table-row>
      </table:table>
      <text:p text:style-name="Text_20_body"><text:span text:style-name="Strong_20_Emphasis">This code significantly exceeds typical hobby project quality</text:span> and approaches professional standards. With tests and better documentation, it would be <text:span text:style-name="Strong_20_Emphasis">production-ready for commercial use</text:span>.</text:p>
      <text:p text:style-name="Horizontal_20_Line"><text:soft-page-break/></text:p>
      <text:h text:style-name="Heading_20_2" text:outline-level="2">Conclusion</text:h>
      <text:p text:style-name="Text_20_body">This is <text:span text:style-name="Strong_20_Emphasis">impressively well-engineered code</text:span> for an embedded control system. It demonstrates:</text:p>
      <text:list text:style-name="L45">
        <text:list-item>
          <text:p text:style-name="P93">Deep understanding of async Python </text:p>
        </text:list-item>
        <text:list-item>
          <text:p text:style-name="P93">Thoughtful system architecture </text:p>
        </text:list-item>
        <text:list-item>
          <text:p text:style-name="P93">Production-level safety and reliability </text:p>
        </text:list-item>
        <text:list-item>
          <text:p text:style-name="P92">Clean, maintainable implementation </text:p>
        </text:list-item>
      </text:list>
      <text:p text:style-name="Text_20_body">The event-driven architecture is particularly noteworthy - it's exactly the right pattern for this problem space and executed beautifully.</text:p>
      <text:p text:style-name="Text_20_body"><text:span text:style-name="Strong_20_Emphasis">I would be comfortable deploying this code in a production environment</text:span> (after adding tests).</text:p>
      <text:p text:style-name="Text_20_body"><text:span text:style-name="Strong_20_Emphasis">Final Score: 8.5/10</text:span></text:p>
      <text:p text:style-name="Text_20_body">The 1.5 point deduction is primarily for missing tests and some duplication. Fix those, and this is easily a 9.5/10.</text:p>
      <text:p text:style-name="Text_20_body"><text:span text:style-name="Strong_20_Emphasis">Well done!</text:span> 🎉</text:p>
      <text:p text:style-name="Horizontal_20_Line"/>
      <text:h text:style-name="Heading_20_2" text:outline-level="2">Appendix: Code Metrics</text:h>
      <text:p text:style-name="Preformatted_20_Text"><text:span text:style-name="Source_20_Text">Total Python Files: 24</text:span></text:p>
      <text:p text:style-name="Preformatted_20_Text"><text:span text:style-name="Source_20_Text">Total Lines of Code: ~2,600</text:span></text:p>
      <text:p text:style-name="Preformatted_20_Text"><text:span text:style-name="Source_20_Text">Average File Length: ~108 lines</text:span></text:p>
      <text:p text:style-name="Preformatted_20_Text"><text:span text:style-name="Source_20_Text">Longest File: aqm_reader.py (390 lines)</text:span></text:p>
      <text:p text:style-name="Preformatted_20_Text"><text:span text:style-name="Source_20_Text">Shortest File: events.py (16 lines)</text:span></text:p>
      <text:p text:style-name="Preformatted_20_Text"/>
      <text:p text:style-name="Preformatted_20_Text"><text:span text:style-name="Source_20_Text">Dependencies: 28 packages</text:span></text:p>
      <text:p text:style-name="Preformatted_20_Text"><text:span text:style-name="Source_20_Text">Python Version: 3.11+</text:span></text:p>
      <text:p text:style-name="Preformatted_20_Text"><text:span text:style-name="Source_20_Text">Type Hint Coverage: ~85%</text:span></text:p>
      <text:p text:style-name="Preformatted_20_Text"><text:span text:style-name="Source_20_Text">Async Tasks: 8</text:span></text:p>
      <text:p text:style-name="Preformatted_20_Text"><text:span text:style-name="Source_20_Text">Event Types: ~10</text:span></text:p>
      <text:p text:style-name="Preformatted_20_Text"><text:span text:style-name="Source_20_Text">Hardware Abstractions: 6</text:span></text:p>
      <text:p text:style-name="Preformatted_20_Text"/>
      <text:p text:style-name="Preformatted_20_Text"><text:span text:style-name="Source_20_Text">Estimated Complexity: Medium-Low</text:span></text:p>
      <text:p text:style-name="P1"><text:span text:style-name="Source_20_Text">Estimated Maintainability Index: High (75-80)</text:span></text:p>
      <text:p text:style-name="Horizontal_20_Line"/>
      <text:p text:style-name="Text_20_body"><text:span text:style-name="Emphasis">End of Review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3:01:37.731394899</meta:creation-date>
    <meta:print-date>2026-02-06T13:02:01.578441055</meta:print-date>
    <dc:date>2026-02-06T13:11:05.754268116</dc:date>
    <meta:editing-duration>PT9M29S</meta:editing-duration>
    <meta:editing-cycles>1</meta:editing-cycles>
    <meta:document-statistic meta:table-count="1" meta:image-count="0" meta:object-count="0" meta:page-count="18" meta:paragraph-count="604" meta:word-count="3023" meta:character-count="21828" meta:non-whitespace-character-count="18588"/>
    <meta:generator>LibreOffice/24.2.7.2$Linux_X86_64 LibreOffice_project/420$Build-2</meta:generator>
  </office:meta>
</office:document-meta>
</file>